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980000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980000" draw:marker-start="msArrowEnd_20_9" draw:marker-start-width="0.35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98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695d46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dash" draw:stroke-dash="Dashed_20__28_var_29__20_4" svg:stroke-width="0.026cm" svg:stroke-color="#695d4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98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dash" draw:stroke-dash="Dashed_20__28_var_29__20_5" svg:stroke-width="0.053cm" svg:stroke-color="#980000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dash" draw:stroke-dash="Dashed_20__28_var_29__20_5" svg:stroke-width="0.053cm" svg:stroke-color="#695d4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179cm" style:use-optimal-column-width="false"/>
    </style:style>
    <style:style style:name="co2" style:family="table-column">
      <style:table-column-properties style:column-width="4.284cm" style:use-optimal-column-width="false"/>
    </style:style>
    <style:style style:name="co3" style:family="table-column">
      <style:table-column-properties style:column-width="3.448cm" style:use-optimal-column-width="false"/>
    </style:style>
    <style:style style:name="co4" style:family="table-column">
      <style:table-column-properties style:column-width="4.447cm" style:use-optimal-column-width="false"/>
    </style:style>
    <style:style style:name="co5" style:family="table-column">
      <style:table-column-properties style:column-width="3.732cm" style:use-optimal-column-width="false"/>
    </style:style>
    <style:style style:name="co6" style:family="table-column">
      <style:table-column-properties style:column-width="6.367cm" style:use-optimal-column-width="false"/>
    </style:style>
    <style:style style:name="co7" style:family="table-column">
      <style:table-column-properties style:column-width="3.69cm" style:use-optimal-column-width="false"/>
    </style:style>
    <style:style style:name="co8" style:family="table-column">
      <style:table-column-properties style:column-width="3.853cm" style:use-optimal-column-width="false"/>
    </style:style>
    <style:style style:name="ro1" style:family="table-row">
      <style:table-row-properties style:row-height="1.087cm"/>
    </style:style>
    <style:style style:name="ro2" style:family="table-row">
      <style:table-row-properties style:row-height="1.667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24pt" fo:letter-spacing="normal" fo:font-style="normal" style:text-underline-style="none" fo:font-weight="bold" style:font-name-asian="PT Sans Narrow" style:font-size-asian="24pt" style:font-style-asian="normal" style:font-weight-asian="bold" style:font-name-complex="PT Sans Narrow" style:font-size-complex="2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3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4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5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italic" style:text-underline-style="none" fo:font-weight="normal" style:font-name-asian="Open Sans1" style:font-size-asian="18pt" style:font-style-asian="italic" style:font-weight-asian="normal" style:font-name-complex="Open Sans1" style:font-size-complex="1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6aa84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font-variant="normal" fo:text-transform="none" fo:color="#a1e8d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6aa84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17" style:family="text">
      <style:text-properties fo:font-variant="normal" fo:text-transform="none" fo:color="#a1e8d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9" style:family="text">
      <style:text-properties fo:font-variant="normal" fo:text-transform="none" fo:color="#98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0" style:family="text">
      <style:text-properties fo:font-variant="normal" fo:text-transform="none" fo:color="#6aa84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1" style:family="text">
      <style:text-properties fo:font-variant="normal" fo:text-transform="none" fo:color="#a1e8d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2" style:family="text">
      <style:text-properties fo:font-variant="normal" fo:text-transform="none" fo:color="#a1e8d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3" style:family="text">
      <style:text-properties fo:font-variant="normal" fo:text-transform="none" fo:color="#ef6c00" style:text-line-through-style="none" style:text-line-through-type="none" style:text-position="0% 100%" style:font-name="PT Sans Narrow" fo:font-size="72pt" fo:letter-spacing="normal" fo:font-style="normal" style:text-underline-style="none" fo:font-weight="bold" style:font-name-asian="PT Sans Narrow" style:font-size-asian="72pt" style:font-style-asian="normal" style:font-weight-asian="bold" style:font-name-complex="PT Sans Narrow" style:font-size-complex="7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63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636cm" text:min-label-width="0.634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90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588cm" text:min-label-width="0.952cm"/>
        <style:text-properties fo:font-family="Arial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1.58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1.906cm" text:min-label-width="0.634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a1e8d9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1.90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○">
        <style:list-level-properties text:space-before="3.176cm" text:min-label-width="0.634cm"/>
        <style:text-properties fo:font-family="'Open Sans'" style:font-family-generic="swis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1.906cm" text:min-label-width="0.634cm"/>
        <style:text-properties fo:color="#695d46" fo:font-size="100%"/>
      </text:list-level-style-number>
      <text:list-level-style-bullet text:level="2" text:bullet-char="○">
        <style:list-level-properties text:space-before="3.176cm" text:min-label-width="0.634cm"/>
        <style:text-properties fo:font-family="'Open Sans'" style:font-family-generic="swis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1.588cm" text:min-label-width="0.952cm"/>
        <style:text-properties fo:font-family="'Open Sans'" style:font-family-generic="swiss" fo:color="#695d46" fo:font-size="100%"/>
      </text:list-level-style-bullet>
      <text:list-level-style-bullet text:level="2" text:bullet-char="○">
        <style:list-level-properties text:space-before="3.176cm" text:min-label-width="0.634cm"/>
        <style:text-properties fo:font-family="'Open Sans'" style:font-family-generic="swis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a1e8d9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a1e8d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6aa8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a1e8d9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98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6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H-RACER: Hybrid RACER to Correct <text:s/>Substitution, Insertion, and Deletion Errors</text:span></text:p>
          </draw:text-box>
        </draw:frame>
        <draw:frame draw:name="Shape 67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Salma Gomaa, Nahla Belal, and Yasser El-sonbaty</text:span></text:p>
            <text:p text:style-name="P1"><text:span text:style-name="T2">College of Computing and Information Technology, AASTMT</text:span></text:p>
          </draw:text-box>
        </draw:frame>
        <draw:frame draw:name="Shape 68" presentation:style-name="pr2" draw:text-style-name="P3" draw:layer="layout" svg:width="20.01cm" svg:height="2.201cm" svg:x="2.696cm" svg:y="3.127cm" presentation:class="subtitle" presentation:user-transformed="true">
          <draw:text-box>
            <text:p text:style-name="P1"><text:span text:style-name="T2">IWBBIO 2017</text:span></text:p>
            <text:p text:style-name="P1"><text:span text:style-name="T2">(5th International Work-Conference on Bioinformatics and Biomedical Engineering)</text:span></text:p>
            <text:p text:style-name="P1"><text:span text:style-name="T2">Granada, Spain</text:span></text:p>
            <text:p text:style-name="P1"><text:span text:style-name="T2"/></text:p>
          </draw:text-box>
        </draw:frame>
        <presentation:notes draw:style-name="dp2">
          <draw:page-thumbnail draw:name="Shape 63" draw:style-name="gr1" draw:layer="layout" svg:width="16.933cm" svg:height="9.524cm" svg:x="1.059cm" svg:y="1.905cm" draw:page-number="1" presentation:class="page"/>
          <draw:frame draw:name="Shape 6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73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Introduction</text:span></text:p>
              </text:list-item>
              <text:list-item>
                <text:p text:style-name="P5"><text:span text:style-name="T3">Correction Methodologies </text:span></text:p>
              </text:list-item>
              <text:list-item>
                <text:p text:style-name="P5"><text:span text:style-name="T3">Correction Concepts and Definitions </text:span></text:p>
              </text:list-item>
              <text:list-item>
                <text:p text:style-name="P5"><text:span text:style-name="T3">First Proposal and Defects</text:span></text:p>
              </text:list-item>
              <text:list-item>
                <text:p text:style-name="P5"><text:span text:style-name="T3">H-RACER Proposal</text:span></text:p>
              </text:list-item>
              <text:list-item>
                <text:p text:style-name="P5"><text:span text:style-name="T3">H-RACER - Error Type Detection </text:span></text:p>
              </text:list-item>
              <text:list-item>
                <text:p text:style-name="P5"><text:span text:style-name="T3">Evaluation </text:span></text:p>
              </text:list-item>
              <text:list-item>
                <text:p text:style-name="P5"><text:span text:style-name="T3">Conclusion</text:span></text:p>
              </text:list-item>
            </text:list>
          </draw:text-box>
        </draw:frame>
        <draw:frame draw:name="Shape 74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Table of Contents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79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tion</text:span></text:p>
          </draw:text-box>
        </draw:frame>
        <draw:frame draw:name="Shape 80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>Next-Generation sequencing (NGS):</text:span></text:p>
            <text:list text:style-name="L4">
              <text:list-item>
                <text:p text:style-name="P5"><text:span text:style-name="T3">NGS generates too many reads in a suitable time. 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NGS introduced two painful issues: </text:span></text:p>
              </text:list-item>
            </text:list>
            <text:list text:style-name="L6">
              <text:list-item>
                <text:p text:style-name="P5"><text:span text:style-name="T3">Read Length Shortness</text:span></text:p>
              </text:list-item>
              <text:list-item>
                <text:p text:style-name="P5"><text:span text:style-name="T3">Reads Accuracy Decrement</text:span></text:p>
              </text:list-item>
            </text:list>
          </draw:text-box>
        </draw:frame>
        <presentation:notes draw:style-name="dp2">
          <draw:page-thumbnail draw:name="Shape 76" draw:style-name="gr1" draw:layer="layout" svg:width="16.932cm" svg:height="9.524cm" svg:x="1.059cm" svg:y="1.905cm" draw:page-number="3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85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Reads accuracy is a vital factor in all reads processes. 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Detecting &amp; Correcting errors is an essential step, and can be either:</text:span></text:p>
              </text:list-item>
            </text:list>
            <text:list text:style-name="L6">
              <text:list-item>
                <text:p text:style-name="P5"><text:span text:style-name="T3">Standalone Program</text:span></text:p>
              </text:list-item>
              <text:list-item>
                <text:p text:style-name="P5"><text:span text:style-name="T3">Process Preceding Step</text:span></text:p>
              </text:list-item>
            </text:list>
          </draw:text-box>
        </draw:frame>
        <draw:frame draw:name="Shape 86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tion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4" presentation:class="page"/>
          <draw:frame draw:name="Shape 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91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Detecting &amp; Correcting errors depends on:</text:span></text:p>
              </text:list-item>
            </text:list>
            <text:list text:style-name="L7">
              <text:list-item>
                <text:p text:style-name="P9"><text:span text:style-name="T3">Nucleotide Frequency</text:span></text:p>
              </text:list-item>
              <text:list-item>
                <text:p text:style-name="P9"><text:span text:style-name="T3">Nucleotide Quality Value</text:span></text:p>
              </text:list-item>
            </text:list>
            <text:p text:style-name="P9"><text:span text:style-name="T3"/></text:p>
            <text:list text:style-name="L4">
              <text:list-item>
                <text:p text:style-name="P5"><text:span text:style-name="T3">Nucleotide Error Types: <text:s/></text:span></text:p>
              </text:list-item>
            </text:list>
            <text:list text:style-name="L6">
              <text:list-item>
                <text:p text:style-name="P5"><text:span text:style-name="T3">Substitution - <text:s/></text:span><text:span text:style-name="T5">Nucleotide Erroneous Replacement</text:span></text:p>
              </text:list-item>
              <text:list-item>
                <text:p text:style-name="P5"><text:span text:style-name="T3">Insertion - </text:span><text:span text:style-name="T5">Erroneous Nucleotide Injection</text:span></text:p>
              </text:list-item>
              <text:list-item>
                <text:p text:style-name="P5"><text:span text:style-name="T3">Deletion - </text:span><text:span text:style-name="T5">Nucleotide Removal</text:span></text:p>
              </text:list-item>
            </text:list>
            <text:p text:style-name="P5"><text:span text:style-name="T3"/></text:p>
          </draw:text-box>
        </draw:frame>
        <draw:frame draw:name="Shape 92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tion</text:span></text:p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5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97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Detecting &amp; Correcting errors depends on:</text:span></text:p>
              </text:list-item>
            </text:list>
            <text:list text:style-name="L7">
              <text:list-item>
                <text:p text:style-name="P9"><text:span text:style-name="T3">Nucleotide Frequency</text:span></text:p>
              </text:list-item>
              <text:list-item>
                <text:p text:style-name="P9"><text:span text:style-name="T3">Nucleotide Quality Value</text:span></text:p>
              </text:list-item>
            </text:list>
            <text:p text:style-name="P9"><text:span text:style-name="T3"/></text:p>
            <text:list text:style-name="L4">
              <text:list-item>
                <text:p text:style-name="P5"><text:span text:style-name="T3">Nucleotide Error Types: <text:s/></text:span></text:p>
              </text:list-item>
            </text:list>
            <text:list text:style-name="L6">
              <text:list-item>
                <text:p text:style-name="P5"><text:span text:style-name="T3">Substitution - <text:s/></text:span><text:span text:style-name="T5">Nucleotide Erroneous Replacement</text:span></text:p>
              </text:list-item>
              <text:list-item>
                <text:p text:style-name="P5"><text:span text:style-name="T3">Insertion - </text:span><text:span text:style-name="T5">Erroneous Nucleotide Injection</text:span></text:p>
              </text:list-item>
              <text:list-item>
                <text:p text:style-name="P5"><text:span text:style-name="T3">Deletion - </text:span><text:span text:style-name="T5">Nucleotide Removal</text:span></text:p>
              </text:list-item>
            </text:list>
            <text:p text:style-name="P5"><text:span text:style-name="T3"/></text:p>
          </draw:text-box>
        </draw:frame>
        <draw:frame draw:name="Shape 98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tion</text:span></text:p>
          </draw:text-box>
        </draw:frame>
        <draw:custom-shape draw:name="Shape 99" draw:style-name="gr2" draw:text-style-name="P10" draw:layer="layout" svg:width="4.752cm" svg:height="0.735cm" svg:x="19.781cm" svg:y="8.371cm">
          <text:p text:style-name="P7"><text:span text:style-name="T6">. . . T C T C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4" draw:style-name="gr1" draw:layer="layout" svg:width="16.932cm" svg:height="9.524cm" svg:x="1.059cm" svg:y="1.905cm" draw:page-number="6" presentation:class="page"/>
          <draw:frame draw:name="Shape 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104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Detecting &amp; Correcting errors depends on:</text:span></text:p>
              </text:list-item>
            </text:list>
            <text:list text:style-name="L7">
              <text:list-item>
                <text:p text:style-name="P9"><text:span text:style-name="T3">Nucleotide Frequency</text:span></text:p>
              </text:list-item>
              <text:list-item>
                <text:p text:style-name="P9"><text:span text:style-name="T3">Nucleotide Quality Value</text:span></text:p>
              </text:list-item>
            </text:list>
            <text:p text:style-name="P9"><text:span text:style-name="T3"/></text:p>
            <text:list text:style-name="L4">
              <text:list-item>
                <text:p text:style-name="P5"><text:span text:style-name="T3">Nucleotide Error Types: <text:s/></text:span></text:p>
              </text:list-item>
            </text:list>
            <text:list text:style-name="L6">
              <text:list-item>
                <text:p text:style-name="P5"><text:span text:style-name="T3">Substitution - <text:s/></text:span><text:span text:style-name="T5">Nucleotide Erroneous Replacement</text:span></text:p>
              </text:list-item>
              <text:list-item>
                <text:p text:style-name="P5"><text:span text:style-name="T3">Insertion - </text:span><text:span text:style-name="T5">Erroneous Nucleotide Injection</text:span></text:p>
              </text:list-item>
              <text:list-item>
                <text:p text:style-name="P5"><text:span text:style-name="T3">Deletion - </text:span><text:span text:style-name="T5">Nucleotide Removal</text:span></text:p>
              </text:list-item>
            </text:list>
            <text:p text:style-name="P5"><text:span text:style-name="T3"/></text:p>
          </draw:text-box>
        </draw:frame>
        <draw:frame draw:name="Shape 105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tion</text:span></text:p>
          </draw:text-box>
        </draw:frame>
        <draw:custom-shape draw:name="Shape 106" draw:style-name="gr2" draw:text-style-name="P10" draw:layer="layout" svg:width="4.752cm" svg:height="0.735cm" svg:x="19.781cm" svg:y="8.371cm">
          <text:p text:style-name="P7"><text:span text:style-name="T6">. . . T C </text:span><text:span text:style-name="T7">T</text:span><text:span text:style-name="T6"> C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" draw:style-name="gr2" draw:text-style-name="P10" draw:layer="layout" svg:width="1.152cm" svg:height="0.946cm" svg:x="22.412cm" svg:y="7.473cm">
          <text:p text:style-name="P7"><text:span text:style-name="T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" draw:style-name="gr3" draw:text-style-name="P11" draw:layer="layout" svg:width="0.812cm" svg:height="0.374cm" draw:transform="rotate (-3.14159265358979) translate (22.715cm 8.618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101" draw:style-name="gr1" draw:layer="layout" svg:width="16.932cm" svg:height="9.524cm" svg:x="1.059cm" svg:y="1.905cm" draw:page-number="7" presentation:class="page"/>
          <draw:frame draw:name="Shape 1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113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Detecting &amp; Correcting errors depends on:</text:span></text:p>
              </text:list-item>
            </text:list>
            <text:list text:style-name="L7">
              <text:list-item>
                <text:p text:style-name="P9"><text:span text:style-name="T3">Nucleotide Frequency</text:span></text:p>
              </text:list-item>
              <text:list-item>
                <text:p text:style-name="P9"><text:span text:style-name="T3">Nucleotide Quality Value</text:span></text:p>
              </text:list-item>
            </text:list>
            <text:p text:style-name="P9"><text:span text:style-name="T3"/></text:p>
            <text:list text:style-name="L4">
              <text:list-item>
                <text:p text:style-name="P5"><text:span text:style-name="T3">Nucleotide Error Types: <text:s/></text:span></text:p>
              </text:list-item>
            </text:list>
            <text:list text:style-name="L6">
              <text:list-item>
                <text:p text:style-name="P5"><text:span text:style-name="T3">Substitution - <text:s/></text:span><text:span text:style-name="T5">Nucleotide Erroneous Replacement</text:span></text:p>
              </text:list-item>
              <text:list-item>
                <text:p text:style-name="P5"><text:span text:style-name="T3">Insertion - </text:span><text:span text:style-name="T5">Erroneous Nucleotide Injection</text:span></text:p>
              </text:list-item>
              <text:list-item>
                <text:p text:style-name="P5"><text:span text:style-name="T3">Deletion - </text:span><text:span text:style-name="T5">Nucleotide Removal</text:span></text:p>
              </text:list-item>
            </text:list>
            <text:p text:style-name="P5"><text:span text:style-name="T3"/></text:p>
          </draw:text-box>
        </draw:frame>
        <draw:frame draw:name="Shape 114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tion</text:span></text:p>
          </draw:text-box>
        </draw:frame>
        <draw:custom-shape draw:name="Shape 115" draw:style-name="gr2" draw:text-style-name="P10" draw:layer="layout" svg:width="4.752cm" svg:height="0.735cm" svg:x="19.781cm" svg:y="8.371cm">
          <text:p text:style-name="P7"><text:span text:style-name="T6">. . . T C </text:span><text:span text:style-name="T8">A</text:span><text:span text:style-name="T6"> C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4" draw:text-style-name="P10" draw:layer="layout" svg:width="1.152cm" svg:height="0.946cm" svg:x="22.412cm" svg:y="7.473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0" draw:style-name="gr1" draw:layer="layout" svg:width="16.932cm" svg:height="9.524cm" svg:x="1.059cm" svg:y="1.905cm" draw:page-number="8" presentation:class="page"/>
          <draw:frame draw:name="Shape 1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121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Detecting &amp; Correcting errors depends on:</text:span></text:p>
              </text:list-item>
            </text:list>
            <text:list text:style-name="L7">
              <text:list-item>
                <text:p text:style-name="P9"><text:span text:style-name="T3">Nucleotide Frequency</text:span></text:p>
              </text:list-item>
              <text:list-item>
                <text:p text:style-name="P9"><text:span text:style-name="T3">Nucleotide Quality Value</text:span></text:p>
              </text:list-item>
            </text:list>
            <text:p text:style-name="P9"><text:span text:style-name="T3"/></text:p>
            <text:list text:style-name="L4">
              <text:list-item>
                <text:p text:style-name="P5"><text:span text:style-name="T3">Nucleotide Error Types: <text:s/></text:span></text:p>
              </text:list-item>
            </text:list>
            <text:list text:style-name="L6">
              <text:list-item>
                <text:p text:style-name="P5"><text:span text:style-name="T3">Substitution - <text:s/></text:span><text:span text:style-name="T5">Nucleotide Erroneous Replacement</text:span></text:p>
              </text:list-item>
              <text:list-item>
                <text:p text:style-name="P5"><text:span text:style-name="T3">Insertion - </text:span><text:span text:style-name="T5">Erroneous Nucleotide Injection</text:span></text:p>
              </text:list-item>
              <text:list-item>
                <text:p text:style-name="P5"><text:span text:style-name="T3">Deletion - </text:span><text:span text:style-name="T5">Nucleotide Removal</text:span></text:p>
              </text:list-item>
            </text:list>
            <text:p text:style-name="P5"><text:span text:style-name="T3"/></text:p>
          </draw:text-box>
        </draw:frame>
        <draw:frame draw:name="Shape 122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tion</text:span></text:p>
          </draw:text-box>
        </draw:frame>
        <draw:custom-shape draw:name="Shape 123" draw:style-name="gr2" draw:text-style-name="P10" draw:layer="layout" svg:width="4.752cm" svg:height="0.735cm" svg:x="18.642cm" svg:y="9.714cm">
          <text:p text:style-name="P7"><text:span text:style-name="T6">. . . T C T C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8" draw:style-name="gr1" draw:layer="layout" svg:width="16.932cm" svg:height="9.524cm" svg:x="1.059cm" svg:y="1.905cm" draw:page-number="9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128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Detecting &amp; Correcting errors depends on:</text:span></text:p>
              </text:list-item>
            </text:list>
            <text:list text:style-name="L7">
              <text:list-item>
                <text:p text:style-name="P9"><text:span text:style-name="T3">Nucleotide Frequency</text:span></text:p>
              </text:list-item>
              <text:list-item>
                <text:p text:style-name="P9"><text:span text:style-name="T3">Nucleotide Quality Value</text:span></text:p>
              </text:list-item>
            </text:list>
            <text:p text:style-name="P9"><text:span text:style-name="T3"/></text:p>
            <text:list text:style-name="L4">
              <text:list-item>
                <text:p text:style-name="P5"><text:span text:style-name="T3">Nucleotide Error Types: <text:s/></text:span></text:p>
              </text:list-item>
            </text:list>
            <text:list text:style-name="L6">
              <text:list-item>
                <text:p text:style-name="P5"><text:span text:style-name="T3">Substitution - <text:s/></text:span><text:span text:style-name="T5">Nucleotide Erroneous Replacement</text:span></text:p>
              </text:list-item>
              <text:list-item>
                <text:p text:style-name="P5"><text:span text:style-name="T3">Insertion - </text:span><text:span text:style-name="T5">Erroneous Nucleotide Injection</text:span></text:p>
              </text:list-item>
              <text:list-item>
                <text:p text:style-name="P5"><text:span text:style-name="T3">Deletion - </text:span><text:span text:style-name="T5">Nucleotide Removal</text:span></text:p>
              </text:list-item>
            </text:list>
            <text:p text:style-name="P5"><text:span text:style-name="T3"/></text:p>
          </draw:text-box>
        </draw:frame>
        <draw:frame draw:name="Shape 129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tion</text:span></text:p>
          </draw:text-box>
        </draw:frame>
        <draw:custom-shape draw:name="Shape 130" draw:style-name="gr2" draw:text-style-name="P10" draw:layer="layout" svg:width="4.752cm" svg:height="0.735cm" svg:x="18.642cm" svg:y="9.714cm">
          <text:p text:style-name="P7"><text:span text:style-name="T6">. . . T C <text:s text:c="2"/>T C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" draw:style-name="gr5" draw:text-style-name="P11" draw:layer="layout" svg:width="1.125cm" svg:height="0.472cm" draw:transform="rotate (-3.14159265358979) translate (20.793cm 10.18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2" draw:style-name="gr2" draw:text-style-name="P10" draw:layer="layout" svg:width="0.847cm" svg:height="0.946cm" svg:x="19.074cm" svg:y="9.107cm">
          <text:p text:style-name="P7"><text:span text:style-name="T8">G </text:span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5" draw:style-name="gr1" draw:layer="layout" svg:width="16.932cm" svg:height="9.524cm" svg:x="1.059cm" svg:y="1.905cm" draw:page-number="10" presentation:class="page"/>
          <draw:frame draw:name="Shape 12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137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Detecting &amp; Correcting errors depends on:</text:span></text:p>
              </text:list-item>
            </text:list>
            <text:list text:style-name="L7">
              <text:list-item>
                <text:p text:style-name="P9"><text:span text:style-name="T3">Nucleotide Frequency</text:span></text:p>
              </text:list-item>
              <text:list-item>
                <text:p text:style-name="P9"><text:span text:style-name="T3">Nucleotide Quality Value</text:span></text:p>
              </text:list-item>
            </text:list>
            <text:p text:style-name="P9"><text:span text:style-name="T3"/></text:p>
            <text:list text:style-name="L4">
              <text:list-item>
                <text:p text:style-name="P5"><text:span text:style-name="T3">Nucleotide Error Types: <text:s/></text:span></text:p>
              </text:list-item>
            </text:list>
            <text:list text:style-name="L6">
              <text:list-item>
                <text:p text:style-name="P5"><text:span text:style-name="T3">Substitution - <text:s/></text:span><text:span text:style-name="T5">Nucleotide Erroneous Replacement</text:span></text:p>
              </text:list-item>
              <text:list-item>
                <text:p text:style-name="P5"><text:span text:style-name="T3">Insertion - </text:span><text:span text:style-name="T5">Erroneous Nucleotide Injection</text:span></text:p>
              </text:list-item>
              <text:list-item>
                <text:p text:style-name="P5"><text:span text:style-name="T3">Deletion - </text:span><text:span text:style-name="T5">Nucleotide Removal</text:span></text:p>
              </text:list-item>
            </text:list>
            <text:p text:style-name="P5"><text:span text:style-name="T3"/></text:p>
          </draw:text-box>
        </draw:frame>
        <draw:frame draw:name="Shape 138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tion</text:span></text:p>
          </draw:text-box>
        </draw:frame>
        <draw:custom-shape draw:name="Shape 139" draw:style-name="gr2" draw:text-style-name="P10" draw:layer="layout" svg:width="5.177cm" svg:height="0.735cm" svg:x="18.642cm" svg:y="9.714cm">
          <text:p text:style-name="P7"><text:span text:style-name="T6">. . . T C </text:span><text:span text:style-name="T8">G </text:span><text:span text:style-name="T6">T C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4" draw:style-name="gr1" draw:layer="layout" svg:width="16.932cm" svg:height="9.524cm" svg:x="1.059cm" svg:y="1.905cm" draw:page-number="11" presentation:class="page"/>
          <draw:frame draw:name="Shape 13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144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Detecting &amp; Correcting errors depends on:</text:span></text:p>
              </text:list-item>
            </text:list>
            <text:list text:style-name="L7">
              <text:list-item>
                <text:p text:style-name="P9"><text:span text:style-name="T3">Nucleotide Frequency</text:span></text:p>
              </text:list-item>
              <text:list-item>
                <text:p text:style-name="P9"><text:span text:style-name="T3">Nucleotide Quality Value</text:span></text:p>
              </text:list-item>
            </text:list>
            <text:p text:style-name="P9"><text:span text:style-name="T3"/></text:p>
            <text:list text:style-name="L4">
              <text:list-item>
                <text:p text:style-name="P5"><text:span text:style-name="T3">Nucleotide Error Types: <text:s/></text:span></text:p>
              </text:list-item>
            </text:list>
            <text:list text:style-name="L6">
              <text:list-item>
                <text:p text:style-name="P5"><text:span text:style-name="T3">Substitution - <text:s/></text:span><text:span text:style-name="T5">Nucleotide Erroneous Replacement</text:span></text:p>
              </text:list-item>
              <text:list-item>
                <text:p text:style-name="P5"><text:span text:style-name="T3">Insertion - </text:span><text:span text:style-name="T5">Erroneous Nucleotide Injection</text:span></text:p>
              </text:list-item>
              <text:list-item>
                <text:p text:style-name="P5"><text:span text:style-name="T3">Deletion - </text:span><text:span text:style-name="T5">Nucleotide Removal</text:span></text:p>
              </text:list-item>
            </text:list>
            <text:p text:style-name="P5"><text:span text:style-name="T3"/></text:p>
          </draw:text-box>
        </draw:frame>
        <draw:frame draw:name="Shape 145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tion</text:span></text:p>
          </draw:text-box>
        </draw:frame>
        <draw:custom-shape draw:name="Shape 146" draw:style-name="gr2" draw:text-style-name="P10" draw:layer="layout" svg:width="4.752cm" svg:height="0.735cm" svg:x="15.028cm" svg:y="10.449cm">
          <text:p text:style-name="P7"><text:span text:style-name="T6">. . . T C T C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1" draw:style-name="gr1" draw:layer="layout" svg:width="16.932cm" svg:height="9.524cm" svg:x="1.059cm" svg:y="1.905cm" draw:page-number="12" presentation:class="page"/>
          <draw:frame draw:name="Shape 14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151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Detecting &amp; Correcting errors depends on:</text:span></text:p>
              </text:list-item>
            </text:list>
            <text:list text:style-name="L7">
              <text:list-item>
                <text:p text:style-name="P9"><text:span text:style-name="T3">Nucleotide Frequency</text:span></text:p>
              </text:list-item>
              <text:list-item>
                <text:p text:style-name="P9"><text:span text:style-name="T3">Nucleotide Quality Value</text:span></text:p>
              </text:list-item>
            </text:list>
            <text:p text:style-name="P9"><text:span text:style-name="T3"/></text:p>
            <text:list text:style-name="L4">
              <text:list-item>
                <text:p text:style-name="P5"><text:span text:style-name="T3">Nucleotide Error Types: <text:s/></text:span></text:p>
              </text:list-item>
            </text:list>
            <text:list text:style-name="L6">
              <text:list-item>
                <text:p text:style-name="P5"><text:span text:style-name="T3">Substitution - <text:s/></text:span><text:span text:style-name="T5">Nucleotide Erroneous Replacement</text:span></text:p>
              </text:list-item>
              <text:list-item>
                <text:p text:style-name="P5"><text:span text:style-name="T3">Insertion - </text:span><text:span text:style-name="T5">Erroneous Nucleotide Injection</text:span></text:p>
              </text:list-item>
              <text:list-item>
                <text:p text:style-name="P5"><text:span text:style-name="T3">Deletion - </text:span><text:span text:style-name="T5">Nucleotide Removal</text:span></text:p>
              </text:list-item>
            </text:list>
            <text:p text:style-name="P5"><text:span text:style-name="T3"/></text:p>
          </draw:text-box>
        </draw:frame>
        <draw:frame draw:name="Shape 152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tion</text:span></text:p>
          </draw:text-box>
        </draw:frame>
        <draw:custom-shape draw:name="Shape 153" draw:style-name="gr2" draw:text-style-name="P10" draw:layer="layout" svg:width="4.752cm" svg:height="0.735cm" svg:x="15.028cm" svg:y="10.449cm">
          <text:p text:style-name="P7"><text:span text:style-name="T6">. . . T C </text:span><text:span text:style-name="T7">T </text:span><text:span text:style-name="T6">C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4" draw:style-name="gr6" draw:text-style-name="P11" draw:layer="layout" svg:width="0.869cm" svg:height="0.311cm" draw:transform="rotate (-3.14159265358979) translate (18.018cm 10.70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148" draw:style-name="gr1" draw:layer="layout" svg:width="16.932cm" svg:height="9.524cm" svg:x="1.059cm" svg:y="1.905cm" draw:page-number="13" presentation:class="page"/>
          <draw:frame draw:name="Shape 14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159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Detecting &amp; Correcting errors depends on:</text:span></text:p>
              </text:list-item>
            </text:list>
            <text:list text:style-name="L7">
              <text:list-item>
                <text:p text:style-name="P9"><text:span text:style-name="T3">Nucleotide Frequency</text:span></text:p>
              </text:list-item>
              <text:list-item>
                <text:p text:style-name="P9"><text:span text:style-name="T3">Nucleotide Quality Value</text:span></text:p>
              </text:list-item>
            </text:list>
            <text:p text:style-name="P9"><text:span text:style-name="T3"/></text:p>
            <text:list text:style-name="L4">
              <text:list-item>
                <text:p text:style-name="P5"><text:span text:style-name="T3">Nucleotide Error Types: <text:s/></text:span></text:p>
              </text:list-item>
            </text:list>
            <text:list text:style-name="L6">
              <text:list-item>
                <text:p text:style-name="P5"><text:span text:style-name="T3">Substitution - <text:s/></text:span><text:span text:style-name="T5">Nucleotide Erroneous Replacement</text:span></text:p>
              </text:list-item>
              <text:list-item>
                <text:p text:style-name="P5"><text:span text:style-name="T3">Insertion - </text:span><text:span text:style-name="T5">Erroneous Nucleotide Injection</text:span></text:p>
              </text:list-item>
              <text:list-item>
                <text:p text:style-name="P5"><text:span text:style-name="T3">Deletion - </text:span><text:span text:style-name="T5">Nucleotide Removal</text:span></text:p>
              </text:list-item>
            </text:list>
            <text:p text:style-name="P5"><text:span text:style-name="T3"/></text:p>
          </draw:text-box>
        </draw:frame>
        <draw:frame draw:name="Shape 160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tion</text:span></text:p>
          </draw:text-box>
        </draw:frame>
        <draw:custom-shape draw:name="Shape 161" draw:style-name="gr2" draw:text-style-name="P10" draw:layer="layout" svg:width="4.752cm" svg:height="0.735cm" svg:x="15.028cm" svg:y="10.449cm">
          <text:p text:style-name="P7"><text:span text:style-name="T6">. . . T C</text:span><text:span text:style-name="T8">.</text:span><text:span text:style-name="T6">C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6" draw:style-name="gr1" draw:layer="layout" svg:width="16.932cm" svg:height="9.524cm" svg:x="1.059cm" svg:y="1.905cm" draw:page-number="14" presentation:class="page"/>
          <draw:frame draw:name="Shape 1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166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Detecting &amp; Correcting errors depends on:</text:span></text:p>
              </text:list-item>
            </text:list>
            <text:list text:style-name="L7">
              <text:list-item>
                <text:p text:style-name="P9"><text:span text:style-name="T3">Nucleotide Frequency</text:span></text:p>
              </text:list-item>
              <text:list-item>
                <text:p text:style-name="P9"><text:span text:style-name="T3">Nucleotide Quality Value</text:span></text:p>
              </text:list-item>
            </text:list>
            <text:p text:style-name="P9"><text:span text:style-name="T3"/></text:p>
            <text:list text:style-name="L4">
              <text:list-item>
                <text:p text:style-name="P5"><text:span text:style-name="T3">Nucleotide Error Types: <text:s/></text:span></text:p>
              </text:list-item>
            </text:list>
            <text:list text:style-name="L6">
              <text:list-item>
                <text:p text:style-name="P5"><text:span text:style-name="T3">Substitution - <text:s/></text:span><text:span text:style-name="T5">Nucleotide Erroneous Replacement</text:span></text:p>
              </text:list-item>
              <text:list-item>
                <text:p text:style-name="P5"><text:span text:style-name="T3">Insertion - </text:span><text:span text:style-name="T5">Erroneous Nucleotide Injection</text:span></text:p>
              </text:list-item>
              <text:list-item>
                <text:p text:style-name="P5"><text:span text:style-name="T3">Deletion - </text:span><text:span text:style-name="T5">Nucleotide Removal</text:span></text:p>
              </text:list-item>
            </text:list>
            <text:p text:style-name="P5"><text:span text:style-name="T3"/></text:p>
          </draw:text-box>
        </draw:frame>
        <draw:frame draw:name="Shape 167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tion</text:span></text:p>
          </draw:text-box>
        </draw:frame>
        <draw:custom-shape draw:name="Shape 168" draw:style-name="gr2" draw:text-style-name="P10" draw:layer="layout" svg:width="4.752cm" svg:height="0.735cm" svg:x="19.781cm" svg:y="8.371cm">
          <text:p text:style-name="P7"><text:span text:style-name="T6">. . . T C </text:span><text:span text:style-name="T7">T</text:span><text:span text:style-name="T6"> C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2" draw:text-style-name="P10" draw:layer="layout" svg:width="1.152cm" svg:height="0.946cm" svg:x="22.412cm" svg:y="7.473cm">
          <text:p text:style-name="P7"><text:span text:style-name="T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2" draw:text-style-name="P10" draw:layer="layout" svg:width="4.752cm" svg:height="0.735cm" svg:x="18.642cm" svg:y="9.714cm">
          <text:p text:style-name="P7"><text:span text:style-name="T6">. . . T C <text:s text:c="2"/>T C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5" draw:text-style-name="P11" draw:layer="layout" svg:width="1.125cm" svg:height="0.472cm" draw:transform="rotate (-3.14159265358979) translate (20.793cm 10.18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2" draw:style-name="gr2" draw:text-style-name="P10" draw:layer="layout" svg:width="4.752cm" svg:height="0.735cm" svg:x="15.028cm" svg:y="10.449cm">
          <text:p text:style-name="P7"><text:span text:style-name="T6">. . . T C </text:span><text:span text:style-name="T7">T </text:span><text:span text:style-name="T6">C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3" draw:style-name="gr6" draw:text-style-name="P11" draw:layer="layout" svg:width="0.869cm" svg:height="0.311cm" draw:transform="rotate (-3.14159265358979) translate (18.018cm 10.7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74" draw:style-name="gr2" draw:text-style-name="P10" draw:layer="layout" svg:width="0.847cm" svg:height="0.946cm" svg:x="19.074cm" svg:y="9.107cm">
          <text:p text:style-name="P7"><text:span text:style-name="T8">G </text:span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5" draw:style-name="gr3" draw:text-style-name="P11" draw:layer="layout" svg:width="0.812cm" svg:height="0.374cm" draw:transform="rotate (-3.14159265358979) translate (22.715cm 8.618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163" draw:style-name="gr1" draw:layer="layout" svg:width="16.932cm" svg:height="9.524cm" svg:x="1.059cm" svg:y="1.905cm" draw:page-number="15" presentation:class="page"/>
          <draw:frame draw:name="Shape 1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Methodologies" draw:style-name="dp1" draw:master-page-name="Title_20_and_20_body" presentation:presentation-page-layout-name="AL2T1">
        <draw:frame draw:name="Shape 180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Correction Methodologies</text:span></text:p>
          </draw:text-box>
        </draw:frame>
        <draw:frame draw:name="Shape 181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Correction Methodologies can be classified into two :</text:span></text:p>
              </text:list-item>
            </text:list>
            <text:list text:style-name="L6">
              <text:list-item>
                <text:p text:style-name="P5"><text:span text:style-name="T3">Substitution only correction methodology, like:</text:span></text:p>
              </text:list-item>
            </text:list>
            <text:list text:style-name="L13">
              <text:list-item>
                <text:list>
                  <text:list-item>
                    <text:p text:style-name="P5"><text:span text:style-name="T2">Euler, <text:s/>Velvet, AllPaths, SOAP, Quake, Reptile, HiTEC, RACER, Parallel Error Correction with CUDA, and Error Corrector (EC).</text:span></text:p>
                  </text:list-item>
                </text:list>
              </text:list-item>
            </text:list>
            <text:p text:style-name="P12"><text:span text:style-name="T3"/></text:p>
            <text:list text:style-name="L15">
              <text:list-item>
                <text:p text:style-name="P13"><text:span text:style-name="T3">Substitution, insertion and deletions correction methodology , like:</text:span></text:p>
                <text:list>
                  <text:list-item>
                    <text:p text:style-name="P13"><text:span text:style-name="T3">Coral, HSHREC, and Pollux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77" draw:style-name="gr1" draw:layer="layout" svg:width="16.932cm" svg:height="9.524cm" svg:x="1.059cm" svg:y="1.905cm" draw:page-number="16" presentation:class="page"/>
          <draw:frame draw:name="Shape 1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186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Correction Concepts and Definitions</text:span></text:p>
          </draw:text-box>
        </draw:frame>
        <draw:frame draw:name="Shape 187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K-mer - </text:span><text:span text:style-name="T5">All the possible subsequences (of length k) from a read.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K-mer Frequency - <text:s/></text:span><text:span text:style-name="T5">Number of a k-mer repetition in all the reads.</text:span></text:p>
              </text:list-item>
            </text:list>
            <text:p text:style-name="P5"><text:span text:style-name="T5"/></text:p>
            <text:list text:continue-numbering="true" text:style-name="L4">
              <text:list-item>
                <text:p text:style-name="P5"><text:span text:style-name="T3">K-mer Frequency Threshold - </text:span><text:span text:style-name="T5"><text:s/>A preset threshold used in classifying k-mers.</text:span></text:p>
              </text:list-item>
            </text:list>
          </draw:text-box>
        </draw:frame>
        <presentation:notes draw:style-name="dp2">
          <draw:page-thumbnail draw:name="Shape 183" draw:style-name="gr1" draw:layer="layout" svg:width="16.932cm" svg:height="9.524cm" svg:x="1.059cm" svg:y="1.905cm" draw:page-number="17" presentation:class="page"/>
          <draw:frame draw:name="Shape 18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192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Correction Concepts and Definitions</text:span></text:p>
          </draw:text-box>
        </draw:frame>
        <draw:frame draw:name="Shape 193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Spectrum Alignment - <text:s/></text:span><text:span text:style-name="T5">A filtration step that classifies the k-mers into strong and weak k-mers</text:span><text:span text:style-name="T3">.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Spectrum alignment depends on the k-mers frequencies and/or the nucleotides quality values.</text:span></text:p>
              </text:list-item>
            </text:list>
          </draw:text-box>
        </draw:frame>
        <presentation:notes draw:style-name="dp2">
          <draw:page-thumbnail draw:name="Shape 189" draw:style-name="gr1" draw:layer="layout" svg:width="16.932cm" svg:height="9.524cm" svg:x="1.059cm" svg:y="1.905cm" draw:page-number="18" presentation:class="page"/>
          <draw:frame draw:name="Shape 1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198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Correction Concepts and Definitions</text:span></text:p>
          </draw:text-box>
        </draw:frame>
        <draw:frame draw:name="Shape 199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Correction can take place with:</text:span></text:p>
              </text:list-item>
            </text:list>
            <text:list text:style-name="L6">
              <text:list-item>
                <text:p text:style-name="P5"><text:span text:style-name="T3">Spectrum Alignment - </text:span><text:span text:style-name="T5">by obtaining the nucleotides substitutions that leads to reduce the weak k-mers count.</text:span><text:span text:style-name="T3"> </text:span></text:p>
              </text:list-item>
            </text:list>
            <text:p text:style-name="P5"><text:span text:style-name="T3"/></text:p>
            <text:list text:continue-numbering="true" text:style-name="L6">
              <text:list-item>
                <text:p text:style-name="P5"><text:span text:style-name="T3">Tree Breadth-First Search - </text:span><text:span text:style-name="T5">by traversing multi out-going edges nodes, and removing fewer reads paths, then re-aligns them to the existing path.</text:span><text:span text:style-name="T3"> <text:s/></text:span></text:p>
              </text:list-item>
            </text:list>
          </draw:text-box>
        </draw:frame>
        <presentation:notes draw:style-name="dp2">
          <draw:page-thumbnail draw:name="Shape 195" draw:style-name="gr1" draw:layer="layout" svg:width="16.932cm" svg:height="9.524cm" svg:x="1.059cm" svg:y="1.905cm" draw:page-number="19" presentation:class="page"/>
          <draw:frame draw:name="Shape 19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04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Correction Concepts and Definitions</text:span></text:p>
          </draw:text-box>
        </draw:frame>
        <draw:frame draw:name="Shape 205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Correction can take place with:</text:span></text:p>
              </text:list-item>
            </text:list>
            <text:list text:style-name="L6">
              <text:list-item>
                <text:p text:style-name="P5"><text:span text:style-name="T3">Reads Alignments - </text:span><text:span text:style-name="T5">by aligning reads with a common k-mer, then fixing misaligned nucleotides based on their occurrences and quality values.</text:span></text:p>
              </text:list-item>
            </text:list>
            <text:p text:style-name="P5"><text:span text:style-name="T3"/></text:p>
            <text:list text:continue-numbering="true" text:style-name="L6">
              <text:list-item>
                <text:p text:style-name="P5"><text:span text:style-name="T3">K-mer Hashing Table -</text:span><text:span text:style-name="T5"> by storing the total times each nucleotide appears before and after a k-mer, where the error is corrected via the counts.</text:span><text:span text:style-name="T3"> <text:s/></text:span></text:p>
              </text:list-item>
            </text:list>
          </draw:text-box>
        </draw:frame>
        <presentation:notes draw:style-name="dp2">
          <draw:page-thumbnail draw:name="Shape 201" draw:style-name="gr1" draw:layer="layout" svg:width="16.932cm" svg:height="9.524cm" svg:x="1.059cm" svg:y="1.905cm" draw:page-number="20" presentation:class="page"/>
          <draw:frame draw:name="Shape 2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210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First Proposal and Defects</text:span></text:p>
          </draw:text-box>
        </draw:frame>
        <draw:frame draw:name="Shape 211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Aiming to correct all types of errors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Hashing the k-mers into integers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Flexible to run more correction iterations</text:span></text:p>
              </text:list-item>
            </text:list>
          </draw:text-box>
        </draw:frame>
        <presentation:notes draw:style-name="dp2">
          <draw:page-thumbnail draw:name="Shape 207" draw:style-name="gr1" draw:layer="layout" svg:width="16.932cm" svg:height="9.524cm" svg:x="1.059cm" svg:y="1.905cm" draw:page-number="21" presentation:class="page"/>
          <draw:frame draw:name="Shape 20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216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First Proposal and Defects</text:span></text:p>
          </draw:text-box>
        </draw:frame>
        <draw:frame draw:name="Shape 217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Correction takes place by:</text:span></text:p>
              </text:list-item>
            </text:list>
            <text:list text:style-name="L6">
              <text:list-item>
                <text:p text:style-name="P5"><text:span text:style-name="T5">Grouping k-mers, where only the three nucleotides located at the first, middle and last positions of the read can vary.</text:span></text:p>
              </text:list-item>
            </text:list>
            <text:p text:style-name="P5"><text:span text:style-name="T5"/></text:p>
            <text:list text:continue-numbering="true" text:style-name="L6">
              <text:list-item>
                <text:p text:style-name="P5"><text:span text:style-name="T5">Diagnosing each k-mer group, then fixing the misalignment in the three nucleotides based on their occurrences and quality values.</text:span></text:p>
              </text:list-item>
            </text:list>
          </draw:text-box>
        </draw:frame>
        <presentation:notes draw:style-name="dp2">
          <draw:page-thumbnail draw:name="Shape 213" draw:style-name="gr1" draw:layer="layout" svg:width="16.932cm" svg:height="9.524cm" svg:x="1.059cm" svg:y="1.905cm" draw:page-number="22" presentation:class="page"/>
          <draw:frame draw:name="Shape 21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222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First Proposal and Defects</text:span></text:p>
          </draw:text-box>
        </draw:frame>
        <draw:frame draw:name="Shape 223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Correction takes place by:</text:span></text:p>
              </text:list-item>
            </text:list>
            <text:list text:style-name="L6">
              <text:list-item>
                <text:p text:style-name="P5"><text:span text:style-name="T5">Re-grouping the k-mers depending on the non-corrected ones, where only the three nucleotides with the lowest quality value in the read can vary.</text:span></text:p>
              </text:list-item>
            </text:list>
            <text:p text:style-name="P5"><text:span text:style-name="T5"/></text:p>
            <text:list text:continue-numbering="true" text:style-name="L6">
              <text:list-item>
                <text:p text:style-name="P5"><text:span text:style-name="T5">Diagnosing each k-mer group, then fixing the misalignment in the three nucleotides based on their occurrences and quality values.</text:span></text:p>
              </text:list-item>
            </text:list>
          </draw:text-box>
        </draw:frame>
        <presentation:notes draw:style-name="dp2">
          <draw:page-thumbnail draw:name="Shape 219" draw:style-name="gr1" draw:layer="layout" svg:width="16.932cm" svg:height="9.524cm" svg:x="1.059cm" svg:y="1.905cm" draw:page-number="23" presentation:class="page"/>
          <draw:frame draw:name="Shape 22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228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First Proposal and Defects</text:span></text:p>
          </draw:text-box>
        </draw:frame>
        <draw:frame draw:name="Shape 229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Data sets</text:span></text:p>
              </text:list-item>
            </text:list>
          </draw:text-box>
        </draw:frame>
        <draw:frame draw:name="Shape 230" draw:style-name="standard" draw:layer="layout" svg:width="21.089cm" svg:height="6.014cm" svg:x="2.618cm" svg:y="4.91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6">Name </text:span></text:p>
              </table:table-cell>
              <table:table-cell>
                <text:p text:style-name="P7"><text:span text:style-name="T6">Genome Length </text:span></text:p>
              </table:table-cell>
              <table:table-cell>
                <text:p text:style-name="P7"><text:span text:style-name="T6">Read Length </text:span></text:p>
              </table:table-cell>
              <table:table-cell>
                <text:p text:style-name="P7"><text:span text:style-name="T6">Number of Reads </text:span></text:p>
              </table:table-cell>
              <table:table-cell>
                <text:p text:style-name="P7"><text:span text:style-name="T6">Coverage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Lactococcus Lactis</text:span></text:p>
              </table:table-cell>
              <table:table-cell>
                <text:p text:style-name="P7"><text:span text:style-name="T6">2,598,144</text:span></text:p>
              </table:table-cell>
              <table:table-cell>
                <text:p text:style-name="P7"><text:span text:style-name="T6">36</text:span></text:p>
              </table:table-cell>
              <table:table-cell>
                <text:p text:style-name="P7"><text:span text:style-name="T6">4,370,050</text:span></text:p>
              </table:table-cell>
              <table:table-cell>
                <text:p text:style-name="P7"><text:span text:style-name="T6">60.55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6">Treponema Pallidum</text:span></text:p>
              </table:table-cell>
              <table:table-cell>
                <text:p text:style-name="P7"><text:span text:style-name="T6">1,139,417</text:span></text:p>
              </table:table-cell>
              <table:table-cell>
                <text:p text:style-name="P7"><text:span text:style-name="T6">35</text:span></text:p>
              </table:table-cell>
              <table:table-cell>
                <text:p text:style-name="P7"><text:span text:style-name="T6">7,133,663</text:span></text:p>
              </table:table-cell>
              <table:table-cell>
                <text:p text:style-name="P7"><text:span text:style-name="T6">219.13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E.coli 75a</text:span></text:p>
              </table:table-cell>
              <table:table-cell>
                <text:p text:style-name="P7"><text:span text:style-name="T6">4,639,675</text:span></text:p>
              </table:table-cell>
              <table:table-cell>
                <text:p text:style-name="P7"><text:span text:style-name="T6">75</text:span></text:p>
              </table:table-cell>
              <table:table-cell>
                <text:p text:style-name="P7"><text:span text:style-name="T6">3,454,048</text:span></text:p>
              </table:table-cell>
              <table:table-cell>
                <text:p text:style-name="P7"><text:span text:style-name="T6">55.83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E.coli 75b</text:span></text:p>
              </table:table-cell>
              <table:table-cell>
                <text:p text:style-name="P7"><text:span text:style-name="T6">4,639,675</text:span></text:p>
              </table:table-cell>
              <table:table-cell>
                <text:p text:style-name="P7"><text:span text:style-name="T6">75</text:span></text:p>
              </table:table-cell>
              <table:table-cell>
                <text:p text:style-name="P7"><text:span text:style-name="T6">4,341,061</text:span></text:p>
              </table:table-cell>
              <table:table-cell>
                <text:p text:style-name="P7"><text:span text:style-name="T6">70.1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225" draw:style-name="gr1" draw:layer="layout" svg:width="16.932cm" svg:height="9.524cm" svg:x="1.059cm" svg:y="1.905cm" draw:page-number="24" presentation:class="page"/>
          <draw:frame draw:name="Shape 22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235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First Proposal and Defects</text:span></text:p>
          </draw:text-box>
        </draw:frame>
        <draw:frame draw:name="Shape 236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For Lactis, the data with smallest size:</text:span></text:p>
              </text:list-item>
            </text:list>
            <text:list text:style-name="L6">
              <text:list-item>
                <text:p text:style-name="P5"><text:span text:style-name="T5">It shows the best accuracy with a very small difference (0.05%), but with the worst time with a big difference; 1 hr compared to 15, 5, and 3 mins</text:span></text:p>
              </text:list-item>
            </text:list>
            <text:p text:style-name="P5"><text:span text:style-name="T5"/></text:p>
            <text:list text:style-name="L4">
              <text:list-item>
                <text:p text:style-name="P5"><text:span text:style-name="T3">For Pallidum, data with larger size:</text:span></text:p>
              </text:list-item>
            </text:list>
            <text:list text:style-name="L6">
              <text:list-item>
                <text:p text:style-name="P5"><text:span text:style-name="T5">It runs more than 16 hrs compared to 22, 12, and 3 mins; which enforced the interruption of the running without getting the results</text:span></text:p>
              </text:list-item>
            </text:list>
          </draw:text-box>
        </draw:frame>
        <presentation:notes draw:style-name="dp2">
          <draw:page-thumbnail draw:name="Shape 232" draw:style-name="gr1" draw:layer="layout" svg:width="16.932cm" svg:height="9.524cm" svg:x="1.059cm" svg:y="1.905cm" draw:page-number="25" presentation:class="page"/>
          <draw:frame draw:name="Shape 2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241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First Proposal and Defects</text:span></text:p>
          </draw:text-box>
        </draw:frame>
        <draw:frame draw:name="Shape 242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For e.Coli, the largest dataset:</text:span></text:p>
              </text:list-item>
            </text:list>
            <text:list text:style-name="L6">
              <text:list-item>
                <text:p text:style-name="P5"><text:span text:style-name="T5">It has been running for a day (24 hrs) without completion; which enforced the interruption of the running without getting the results</text:span></text:p>
              </text:list-item>
            </text:list>
            <text:p text:style-name="P5"><text:span text:style-name="T3"/></text:p>
            <text:list text:style-name="L4">
              <text:list-item>
                <text:p text:style-name="P5"><text:span text:style-name="T3">This algorithm is mainly dependent on the k-mers grouping</text:span></text:p>
              </text:list-item>
            </text:list>
          </draw:text-box>
        </draw:frame>
        <presentation:notes draw:style-name="dp2">
          <draw:page-thumbnail draw:name="Shape 238" draw:style-name="gr1" draw:layer="layout" svg:width="16.932cm" svg:height="9.524cm" svg:x="1.059cm" svg:y="1.905cm" draw:page-number="26" presentation:class="page"/>
          <draw:frame draw:name="Shape 23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247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First Proposal and Defects</text:span></text:p>
          </draw:text-box>
        </draw:frame>
        <draw:frame draw:name="Shape 248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The kmers grouping takes place by generating all of the possible cases of the corrections of every kmer, and here goes the time defect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The main major step of the proposal implies to it's weakness point, which proves that this proposal won't get a better results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name="Shape 244" draw:style-name="gr1" draw:layer="layout" svg:width="16.932cm" svg:height="9.524cm" svg:x="1.059cm" svg:y="1.905cm" draw:page-number="27" presentation:class="page"/>
          <draw:frame draw:name="Shape 24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253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Proposal</text:span></text:p>
          </draw:text-box>
        </draw:frame>
        <draw:frame draw:name="Shape 254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H-RACER is a newly correction approach for correcting all types of errors.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H-RACER is inherited from RACER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RACER is the fastest algorithm specialized in correction substitution errors only.</text:span></text:p>
              </text:list-item>
            </text:list>
          </draw:text-box>
        </draw:frame>
        <presentation:notes draw:style-name="dp2">
          <draw:page-thumbnail draw:name="Shape 250" draw:style-name="gr1" draw:layer="layout" svg:width="16.932cm" svg:height="9.524cm" svg:x="1.059cm" svg:y="1.905cm" draw:page-number="28" presentation:class="page"/>
          <draw:frame draw:name="Shape 25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259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Proposal</text:span></text:p>
          </draw:text-box>
        </draw:frame>
        <draw:frame draw:name="Shape 260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RACER characteristics:</text:span></text:p>
              </text:list-item>
            </text:list>
            <text:list text:style-name="L6">
              <text:list-item>
                <text:p text:style-name="P5"><text:span text:style-name="T3">Ability to correct data sets that have varying read lengths</text:span></text:p>
              </text:list-item>
              <text:list-item>
                <text:p text:style-name="P5"><text:span text:style-name="T3">Hash table and k-mer nucleotides neighbours</text:span></text:p>
              </text:list-item>
              <text:list-item>
                <text:p text:style-name="P5"><text:span text:style-name="T3">Fastest DNA error correction algorithm existent nowadays with a high accuracy.</text:span></text:p>
              </text:list-item>
              <text:list-item>
                <text:p text:style-name="P5"><text:span text:style-name="T3">Corrects substitutions only.</text:span></text:p>
              </text:list-item>
            </text:list>
          </draw:text-box>
        </draw:frame>
        <presentation:notes draw:style-name="dp2">
          <draw:page-thumbnail draw:name="Shape 256" draw:style-name="gr1" draw:layer="layout" svg:width="16.932cm" svg:height="9.524cm" svg:x="1.059cm" svg:y="1.905cm" draw:page-number="29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265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Proposal</text:span></text:p>
          </draw:text-box>
        </draw:frame>
        <draw:frame draw:name="Shape 266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H-RACER uses the same algorithm of RACER in detecting errors and deciding corrections values.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H-RACER detects the error type for an erroneous nucleotide by studying its <text:s/>correction value against its neighbours.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H-RACER decides the corrective action (substitute, insert, delete) according to the detected error type. </text:span></text:p>
              </text:list-item>
            </text:list>
          </draw:text-box>
        </draw:frame>
        <presentation:notes draw:style-name="dp2">
          <draw:page-thumbnail draw:name="Shape 262" draw:style-name="gr1" draw:layer="layout" svg:width="16.932cm" svg:height="9.524cm" svg:x="1.059cm" svg:y="1.905cm" draw:page-number="30" presentation:class="page"/>
          <draw:frame draw:name="Shape 2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271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272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Inserted Nucleotide</text:span></text:p>
              </text:list-item>
            </text:list>
          </draw:text-box>
        </draw:frame>
        <draw:custom-shape draw:name="Shape 273" draw:style-name="gr2" draw:text-style-name="P10" draw:layer="layout" svg:width="11.712cm" svg:height="2.234cm" svg:x="6.448cm" svg:y="7.111cm">
          <text:p text:style-name="P7"><text:span text:style-name="T9">. . . A C C A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68" draw:style-name="gr1" draw:layer="layout" svg:width="16.932cm" svg:height="9.524cm" svg:x="1.059cm" svg:y="1.905cm" draw:page-number="31" presentation:class="page"/>
          <draw:frame draw:name="Shape 2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278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279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Inserted Nucleotide</text:span></text:p>
              </text:list-item>
            </text:list>
          </draw:text-box>
        </draw:frame>
        <draw:custom-shape draw:name="Shape 280" draw:style-name="gr2" draw:text-style-name="P10" draw:layer="layout" svg:width="11.712cm" svg:height="2.234cm" svg:x="6.448cm" svg:y="7.111cm">
          <text:p text:style-name="P7"><text:span text:style-name="T9">. . . A C C A</text:span><text:span text:style-name="T10"> </text:span><text:span text:style-name="T11">T</text:span><text:span text:style-name="T10"> </text:span><text:span text:style-name="T11">G</text:span><text:span text:style-name="T9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5" draw:style-name="gr1" draw:layer="layout" svg:width="16.932cm" svg:height="9.524cm" svg:x="1.059cm" svg:y="1.905cm" draw:page-number="32" presentation:class="page"/>
          <draw:frame draw:name="Shape 2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285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286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Inserted Nucleotide</text:span></text:p>
              </text:list-item>
            </text:list>
            <text:p text:style-name="P5"><text:span text:style-name="T3"/></text:p>
          </draw:text-box>
        </draw:frame>
        <draw:custom-shape draw:name="Shape 287" draw:style-name="gr2" draw:text-style-name="P10" draw:layer="layout" svg:width="11.712cm" svg:height="2.234cm" svg:x="6.448cm" svg:y="7.111cm">
          <text:p text:style-name="P7"><text:span text:style-name="T9">. . . A C C A </text:span><text:span text:style-name="T11">T</text:span><text:span text:style-name="T10"> </text:span><text:span text:style-name="T11">G</text:span><text:span text:style-name="T10"> </text:span><text:span text:style-name="T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8" draw:style-name="gr2" draw:text-style-name="P10" draw:layer="layout" svg:width="1.301cm" svg:height="1.471cm" svg:x="12.757cm" svg:y="9.346cm">
          <text:p text:style-name="P7"><text:span text:style-name="T12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9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90" draw:style-name="gr2" draw:text-style-name="P10" draw:layer="layout" svg:width="4.102cm" svg:height="0.932cm" svg:x="9.687cm" svg:y="8.851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82" draw:style-name="gr1" draw:layer="layout" svg:width="16.932cm" svg:height="9.524cm" svg:x="1.059cm" svg:y="1.905cm" draw:page-number="33" presentation:class="page"/>
          <draw:frame draw:name="Shape 2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295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296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Inserted Nucleotide</text:span></text:p>
              </text:list-item>
            </text:list>
          </draw:text-box>
        </draw:frame>
        <draw:custom-shape draw:name="Shape 297" draw:style-name="gr2" draw:text-style-name="P10" draw:layer="layout" svg:width="11.712cm" svg:height="2.234cm" svg:x="6.448cm" svg:y="7.111cm">
          <text:p text:style-name="P7"><text:span text:style-name="T9">. . . A C C A</text:span><text:span text:style-name="T10"> </text:span><text:span text:style-name="T11">T</text:span><text:span text:style-name="T10"> </text:span><text:span text:style-name="T11">G</text:span><text:span text:style-name="T10"> </text:span><text:span text:style-name="T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8" draw:style-name="gr2" draw:text-style-name="P10" draw:layer="layout" svg:width="1.301cm" svg:height="1.471cm" svg:x="12.757cm" svg:y="9.346cm">
          <text:p text:style-name="P7"><text:span text:style-name="T12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9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00" draw:style-name="gr2" draw:text-style-name="P10" draw:layer="layout" svg:width="4.102cm" svg:height="0.932cm" svg:x="9.687cm" svg:y="8.851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1" draw:style-name="gr8" draw:text-style-name="P10" draw:layer="layout" svg:width="0.904cm" svg:height="0.932cm" svg:x="12.05cm" svg:y="7.366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02" draw:style-name="gr8" draw:text-style-name="P10" draw:layer="layout" svg:width="0.904cm" svg:height="0.932cm" svg:x="12.955cm" svg:y="9.615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03" draw:style-name="gr9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4" draw:style-name="gr2" draw:text-style-name="P10" draw:layer="layout" svg:width="4.102cm" svg:height="0.932cm" svg:x="12.955cm" svg:y="8.356cm">
          <text:p text:style-name="P7"><text:span text:style-name="T13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92" draw:style-name="gr1" draw:layer="layout" svg:width="16.932cm" svg:height="9.524cm" svg:x="1.059cm" svg:y="1.905cm" draw:page-number="34" presentation:class="page"/>
          <draw:frame draw:name="Shape 2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309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310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Inserted Nucleotide</text:span></text:p>
              </text:list-item>
            </text:list>
          </draw:text-box>
        </draw:frame>
        <draw:custom-shape draw:name="Shape 311" draw:style-name="gr2" draw:text-style-name="P10" draw:layer="layout" svg:width="11.712cm" svg:height="2.234cm" svg:x="6.448cm" svg:y="7.111cm">
          <text:p text:style-name="P7"><text:span text:style-name="T9">. . . A C C A</text:span><text:span text:style-name="T10"> </text:span><text:span text:style-name="T11">T</text:span><text:span text:style-name="T10"> </text:span><text:span text:style-name="T11">G</text:span><text:span text:style-name="T10"> </text:span><text:span text:style-name="T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2" draw:style-name="gr2" draw:text-style-name="P10" draw:layer="layout" svg:width="1.301cm" svg:height="1.471cm" svg:x="12.757cm" svg:y="9.346cm">
          <text:p text:style-name="P7"><text:span text:style-name="T12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3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14" draw:style-name="gr2" draw:text-style-name="P10" draw:layer="layout" svg:width="4.102cm" svg:height="0.932cm" svg:x="9.687cm" svg:y="8.851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8" draw:text-style-name="P10" draw:layer="layout" svg:width="0.904cm" svg:height="0.932cm" svg:x="12.05cm" svg:y="7.366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6" draw:style-name="gr8" draw:text-style-name="P10" draw:layer="layout" svg:width="0.904cm" svg:height="0.932cm" svg:x="12.955cm" svg:y="9.615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7" draw:style-name="gr9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8" draw:style-name="gr2" draw:text-style-name="P10" draw:layer="layout" svg:width="4.102cm" svg:height="0.932cm" svg:x="12.955cm" svg:y="8.356cm">
          <text:p text:style-name="P7"><text:span text:style-name="T13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9" draw:style-name="gr2" draw:text-style-name="P10" draw:layer="layout" svg:width="12.817cm" svg:height="1.243cm" svg:x="6.984cm" svg:y="10.875cm">
          <text:p text:style-name="P7"><text:span text:style-name="T14">∴ </text:span><text:span text:style-name="T15">T</text:span><text:span text:style-name="T14"> - </text:span><text:span text:style-name="T16">erroneously inserted nucleot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6" draw:style-name="gr1" draw:layer="layout" svg:width="16.932cm" svg:height="9.524cm" svg:x="1.059cm" svg:y="1.905cm" draw:page-number="35" presentation:class="page"/>
          <draw:frame draw:name="Shape 3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324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325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Inserted Nucleotide</text:span></text:p>
              </text:list-item>
            </text:list>
          </draw:text-box>
        </draw:frame>
        <draw:custom-shape draw:name="Shape 326" draw:style-name="gr2" draw:text-style-name="P10" draw:layer="layout" svg:width="11.712cm" svg:height="2.234cm" svg:x="6.448cm" svg:y="7.111cm">
          <text:p text:style-name="P7"><text:span text:style-name="T9">. . . A C C A </text:span><text:span text:style-name="T11">T</text:span><text:span text:style-name="T9"> </text:span><text:span text:style-name="T11">G</text:span><text:span text:style-name="T9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2" draw:text-style-name="P10" draw:layer="layout" svg:width="1.301cm" svg:height="1.471cm" svg:x="12.757cm" svg:y="9.346cm">
          <text:p text:style-name="P7"><text:span text:style-name="T12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29" draw:style-name="gr2" draw:text-style-name="P10" draw:layer="layout" svg:width="4.102cm" svg:height="0.932cm" svg:x="9.687cm" svg:y="8.851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0" draw:style-name="gr8" draw:text-style-name="P10" draw:layer="layout" svg:width="0.904cm" svg:height="0.932cm" svg:x="12.05cm" svg:y="7.366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31" draw:style-name="gr8" draw:text-style-name="P10" draw:layer="layout" svg:width="0.904cm" svg:height="0.932cm" svg:x="12.955cm" svg:y="9.615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32" draw:style-name="gr9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3" draw:style-name="gr2" draw:text-style-name="P10" draw:layer="layout" svg:width="4.102cm" svg:height="0.932cm" svg:x="12.955cm" svg:y="8.356cm">
          <text:p text:style-name="P7"><text:span text:style-name="T13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2" draw:text-style-name="P10" draw:layer="layout" svg:width="12.817cm" svg:height="2.064cm" svg:x="6.984cm" svg:y="10.875cm">
          <text:p text:style-name="P7"><text:span text:style-name="T14">∴ </text:span><text:span text:style-name="T15">T</text:span><text:span text:style-name="T14"> - </text:span><text:span text:style-name="T16">erroneously inserted nucleotide</text:span></text:p>
          <text:p text:style-name="P7"><text:span text:style-name="T14">∴ </text:span><text:span text:style-name="T14">Correction - </text:span><text:span text:style-name="T16">delete</text:span><text:span text:style-name="T17"> </text:span><text:span text:style-name="T15">T</text:span><text:span text:style-name="T1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1" draw:style-name="gr1" draw:layer="layout" svg:width="16.932cm" svg:height="9.524cm" svg:x="1.059cm" svg:y="1.905cm" draw:page-number="36" presentation:class="page"/>
          <draw:frame draw:name="Shape 32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339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340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Inserted Nucleotide</text:span></text:p>
              </text:list-item>
            </text:list>
          </draw:text-box>
        </draw:frame>
        <draw:custom-shape draw:name="Shape 341" draw:style-name="gr2" draw:text-style-name="P10" draw:layer="layout" svg:width="11.712cm" svg:height="2.234cm" svg:x="6.448cm" svg:y="7.111cm">
          <text:p text:style-name="P7"><text:span text:style-name="T9">. . . A C C A </text:span><text:span text:style-name="T11">T</text:span><text:span text:style-name="T9"> </text:span><text:span text:style-name="T11">G</text:span><text:span text:style-name="T9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2" draw:style-name="gr2" draw:text-style-name="P10" draw:layer="layout" svg:width="1.301cm" svg:height="1.471cm" svg:x="12.757cm" svg:y="9.346cm">
          <text:p text:style-name="P7"><text:span text:style-name="T12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3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44" draw:style-name="gr2" draw:text-style-name="P10" draw:layer="layout" svg:width="4.102cm" svg:height="0.932cm" svg:x="9.687cm" svg:y="8.851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5" draw:style-name="gr8" draw:text-style-name="P10" draw:layer="layout" svg:width="0.904cm" svg:height="0.932cm" svg:x="12.05cm" svg:y="7.366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46" draw:style-name="gr8" draw:text-style-name="P10" draw:layer="layout" svg:width="0.904cm" svg:height="0.932cm" svg:x="12.955cm" svg:y="9.615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47" draw:style-name="gr9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8" draw:style-name="gr2" draw:text-style-name="P10" draw:layer="layout" svg:width="4.102cm" svg:height="0.932cm" svg:x="12.955cm" svg:y="8.356cm">
          <text:p text:style-name="P7"><text:span text:style-name="T13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2" draw:text-style-name="P10" draw:layer="layout" svg:width="12.817cm" svg:height="2.064cm" svg:x="0.866cm" svg:y="10.818cm">
          <text:p text:style-name="P7"><text:span text:style-name="T14">∴ </text:span><text:span text:style-name="T15">T</text:span><text:span text:style-name="T14"> - </text:span><text:span text:style-name="T16">erroneously inserted nucleotide</text:span></text:p>
          <text:p text:style-name="P7"><text:span text:style-name="T14">∴ </text:span><text:span text:style-name="T14">Correction - </text:span><text:span text:style-name="T16">delete</text:span><text:span text:style-name="T17"> </text:span><text:span text:style-name="T15">T</text:span><text:span text:style-name="T1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2" draw:text-style-name="P10" draw:layer="layout" svg:width="11.712cm" svg:height="2.234cm" svg:x="13.125cm" svg:y="11.511cm">
          <text:p text:style-name="P7"><text:span text:style-name="T9">. . . A C C A </text:span><text:span text:style-name="T18">G</text:span><text:span text:style-name="T9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6" draw:style-name="gr1" draw:layer="layout" svg:width="16.932cm" svg:height="9.524cm" svg:x="1.059cm" svg:y="1.905cm" draw:page-number="37" presentation:class="page"/>
          <draw:frame draw:name="Shape 33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355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356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Deleted Nucleotide</text:span></text:p>
              </text:list-item>
            </text:list>
          </draw:text-box>
        </draw:frame>
        <draw:custom-shape draw:name="Shape 357" draw:style-name="gr2" draw:text-style-name="P10" draw:layer="layout" svg:width="11.712cm" svg:height="2.234cm" svg:x="6.448cm" svg:y="7.111cm">
          <text:p text:style-name="P7"><text:span text:style-name="T9">. . . A A C C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52" draw:style-name="gr1" draw:layer="layout" svg:width="16.932cm" svg:height="9.524cm" svg:x="1.059cm" svg:y="1.905cm" draw:page-number="38" presentation:class="page"/>
          <draw:frame draw:name="Shape 35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362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363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Deleted Nucleotide</text:span></text:p>
              </text:list-item>
            </text:list>
          </draw:text-box>
        </draw:frame>
        <draw:custom-shape draw:name="Shape 364" draw:style-name="gr2" draw:text-style-name="P10" draw:layer="layout" svg:width="11.712cm" svg:height="2.234cm" svg:x="6.448cm" svg:y="7.111cm">
          <text:p text:style-name="P7"><text:span text:style-name="T9">. . . A A C C</text:span><text:span text:style-name="T10"> </text:span><text:span text:style-name="T11">T</text:span><text:span text:style-name="T10"> </text:span><text:span text:style-name="T11">G</text:span><text:span text:style-name="T9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59" draw:style-name="gr1" draw:layer="layout" svg:width="16.932cm" svg:height="9.524cm" svg:x="1.059cm" svg:y="1.905cm" draw:page-number="39" presentation:class="page"/>
          <draw:frame draw:name="Shape 36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369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370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Deleted Nucleotide</text:span></text:p>
              </text:list-item>
            </text:list>
          </draw:text-box>
        </draw:frame>
        <draw:custom-shape draw:name="Shape 371" draw:style-name="gr2" draw:text-style-name="P10" draw:layer="layout" svg:width="11.712cm" svg:height="2.234cm" svg:x="6.448cm" svg:y="7.111cm">
          <text:p text:style-name="P7"><text:span text:style-name="T9">. . . A A C C</text:span><text:span text:style-name="T10"> </text:span><text:span text:style-name="T11">T</text:span><text:span text:style-name="T10"> </text:span><text:span text:style-name="T11">G</text:span><text:span text:style-name="T10"> </text:span><text:span text:style-name="T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2" draw:text-style-name="P10" draw:layer="layout" svg:width="1.301cm" svg:height="1.471cm" svg:x="10.324cm" svg:y="9.189cm">
          <text:p text:style-name="P7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2" draw:text-style-name="P10" draw:layer="layout" svg:width="4.102cm" svg:height="0.932cm" svg:x="8.471cm" svg:y="8.554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75" draw:style-name="gr2" draw:text-style-name="P10" draw:layer="layout" svg:width="1.301cm" svg:height="1.471cm" svg:x="14.059cm" svg:y="9.189cm">
          <text:p text:style-name="P7"><text:span text:style-name="T1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2" draw:text-style-name="P10" draw:layer="layout" svg:width="4.102cm" svg:height="0.932cm" svg:x="12.927cm" svg:y="8.256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7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Shape 366" draw:style-name="gr1" draw:layer="layout" svg:width="16.932cm" svg:height="9.524cm" svg:x="1.059cm" svg:y="1.905cm" draw:page-number="40" presentation:class="page"/>
          <draw:frame draw:name="Shape 36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382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383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Deleted Nucleotide</text:span></text:p>
              </text:list-item>
            </text:list>
          </draw:text-box>
        </draw:frame>
        <draw:custom-shape draw:name="Shape 384" draw:style-name="gr2" draw:text-style-name="P10" draw:layer="layout" svg:width="11.712cm" svg:height="2.234cm" svg:x="6.448cm" svg:y="7.111cm">
          <text:p text:style-name="P7"><text:span text:style-name="T9">. . . A A C C </text:span><text:span text:style-name="T11">T</text:span><text:span text:style-name="T10"> </text:span><text:span text:style-name="T11">G</text:span><text:span text:style-name="T10"> </text:span><text:span text:style-name="T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5" draw:style-name="gr2" draw:text-style-name="P10" draw:layer="layout" svg:width="1.301cm" svg:height="1.471cm" svg:x="10.324cm" svg:y="9.189cm">
          <text:p text:style-name="P7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6" draw:style-name="gr2" draw:text-style-name="P10" draw:layer="layout" svg:width="4.102cm" svg:height="0.932cm" svg:x="8.471cm" svg:y="8.554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7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88" draw:style-name="gr2" draw:text-style-name="P10" draw:layer="layout" svg:width="1.301cm" svg:height="1.471cm" svg:x="14.059cm" svg:y="9.189cm">
          <text:p text:style-name="P7"><text:span text:style-name="T1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9" draw:style-name="gr2" draw:text-style-name="P10" draw:layer="layout" svg:width="4.102cm" svg:height="0.932cm" svg:x="12.927cm" svg:y="8.256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0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91" draw:style-name="gr10" draw:text-style-name="P10" draw:layer="layout" svg:width="0.989cm" svg:height="1.046cm" svg:x="12.078cm" svg:y="7.423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92" draw:style-name="gr10" draw:text-style-name="P10" draw:layer="layout" svg:width="0.989cm" svg:height="1.046cm" svg:x="10.48cm" svg:y="9.402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93" draw:style-name="gr11" draw:text-style-name="P11" draw:layer="layout" svg:width="1.326cm" svg:height="1.962cm" svg:x="11.597cm" svg:y="8.3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94" draw:style-name="gr2" draw:text-style-name="P10" draw:layer="layout" svg:width="3.394cm" svg:height="1.046cm" svg:x="11.979cm" svg:y="9.189cm">
          <text:p text:style-name="P7"><text:span text:style-name="T19">NOT </text:span></text:p>
          <text:p text:style-name="P7"><text:span text:style-name="T19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79" draw:style-name="gr1" draw:layer="layout" svg:width="16.932cm" svg:height="9.524cm" svg:x="1.059cm" svg:y="1.905cm" draw:page-number="41" presentation:class="page"/>
          <draw:frame draw:name="Shape 38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399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400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Deleted Nucleotide</text:span></text:p>
              </text:list-item>
            </text:list>
          </draw:text-box>
        </draw:frame>
        <draw:custom-shape draw:name="Shape 401" draw:style-name="gr2" draw:text-style-name="P10" draw:layer="layout" svg:width="11.712cm" svg:height="2.234cm" svg:x="6.448cm" svg:y="7.111cm">
          <text:p text:style-name="P7"><text:span text:style-name="T9">. . . A A C C</text:span><text:span text:style-name="T10"> </text:span><text:span text:style-name="T11">T</text:span><text:span text:style-name="T10"> </text:span><text:span text:style-name="T11">G</text:span><text:span text:style-name="T10"> </text:span><text:span text:style-name="T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2" draw:style-name="gr2" draw:text-style-name="P10" draw:layer="layout" svg:width="1.301cm" svg:height="1.471cm" svg:x="10.324cm" svg:y="9.189cm">
          <text:p text:style-name="P7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3" draw:style-name="gr2" draw:text-style-name="P10" draw:layer="layout" svg:width="4.102cm" svg:height="0.932cm" svg:x="8.471cm" svg:y="8.554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4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05" draw:style-name="gr2" draw:text-style-name="P10" draw:layer="layout" svg:width="1.301cm" svg:height="1.471cm" svg:x="14.059cm" svg:y="9.189cm">
          <text:p text:style-name="P7"><text:span text:style-name="T1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6" draw:style-name="gr2" draw:text-style-name="P10" draw:layer="layout" svg:width="4.102cm" svg:height="0.932cm" svg:x="12.927cm" svg:y="8.256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7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08" draw:style-name="gr12" draw:text-style-name="P10" draw:layer="layout" svg:width="0.989cm" svg:height="1.046cm" svg:x="11.144cm" svg:y="7.224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09" draw:style-name="gr12" draw:text-style-name="P10" draw:layer="layout" svg:width="0.989cm" svg:height="1.046cm" svg:x="14.059cm" svg:y="9.402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0" draw:style-name="gr13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1" draw:style-name="gr2" draw:text-style-name="P10" draw:layer="layout" svg:width="3.394cm" svg:height="1.046cm" svg:x="11.625cm" svg:y="8.879cm">
          <text:p text:style-name="P7"><text:span text:style-name="T13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96" draw:style-name="gr1" draw:layer="layout" svg:width="16.932cm" svg:height="9.524cm" svg:x="1.059cm" svg:y="1.905cm" draw:page-number="42" presentation:class="page"/>
          <draw:frame draw:name="Shape 3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16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417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Deleted Nucleotide</text:span></text:p>
              </text:list-item>
            </text:list>
          </draw:text-box>
        </draw:frame>
        <draw:custom-shape draw:name="Shape 418" draw:style-name="gr2" draw:text-style-name="P10" draw:layer="layout" svg:width="11.712cm" svg:height="2.234cm" svg:x="6.448cm" svg:y="7.111cm">
          <text:p text:style-name="P7"><text:span text:style-name="T9">. . . A A C C</text:span><text:span text:style-name="T10"> </text:span><text:span text:style-name="T11">T</text:span><text:span text:style-name="T10"> </text:span><text:span text:style-name="T11">G</text:span><text:span text:style-name="T10"> </text:span><text:span text:style-name="T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2" draw:text-style-name="P10" draw:layer="layout" svg:width="1.301cm" svg:height="1.471cm" svg:x="10.324cm" svg:y="9.189cm">
          <text:p text:style-name="P7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0" draw:style-name="gr2" draw:text-style-name="P10" draw:layer="layout" svg:width="4.102cm" svg:height="0.932cm" svg:x="8.471cm" svg:y="8.554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1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22" draw:style-name="gr2" draw:text-style-name="P10" draw:layer="layout" svg:width="1.301cm" svg:height="1.471cm" svg:x="14.059cm" svg:y="9.189cm">
          <text:p text:style-name="P7"><text:span text:style-name="T1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3" draw:style-name="gr2" draw:text-style-name="P10" draw:layer="layout" svg:width="4.102cm" svg:height="0.932cm" svg:x="12.927cm" svg:y="8.256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4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25" draw:style-name="gr12" draw:text-style-name="P10" draw:layer="layout" svg:width="0.989cm" svg:height="1.046cm" svg:x="11.144cm" svg:y="7.224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26" draw:style-name="gr12" draw:text-style-name="P10" draw:layer="layout" svg:width="0.989cm" svg:height="1.046cm" svg:x="14.059cm" svg:y="9.402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27" draw:style-name="gr13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8" draw:style-name="gr2" draw:text-style-name="P10" draw:layer="layout" svg:width="3.394cm" svg:height="1.046cm" svg:x="11.625cm" svg:y="8.879cm">
          <text:p text:style-name="P7"><text:span text:style-name="T13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9" draw:style-name="gr2" draw:text-style-name="P10" draw:layer="layout" svg:width="12.817cm" svg:height="1.243cm" svg:x="6.984cm" svg:y="10.875cm">
          <text:p text:style-name="P7"><text:span text:style-name="T14">∴ </text:span><text:span text:style-name="T20">A</text:span><text:span text:style-name="T14"> - </text:span><text:span text:style-name="T16">erroneously deleted nucleot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13" draw:style-name="gr1" draw:layer="layout" svg:width="16.932cm" svg:height="9.524cm" svg:x="1.059cm" svg:y="1.905cm" draw:page-number="43" presentation:class="page"/>
          <draw:frame draw:name="Shape 41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34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435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Deleted Nucleotide</text:span></text:p>
              </text:list-item>
            </text:list>
          </draw:text-box>
        </draw:frame>
        <draw:custom-shape draw:name="Shape 436" draw:style-name="gr2" draw:text-style-name="P10" draw:layer="layout" svg:width="11.712cm" svg:height="2.234cm" svg:x="6.448cm" svg:y="7.111cm">
          <text:p text:style-name="P7"><text:span text:style-name="T9">. . . A A C C</text:span><text:span text:style-name="T10"> </text:span><text:span text:style-name="T11">T</text:span><text:span text:style-name="T10"> </text:span><text:span text:style-name="T11">G</text:span><text:span text:style-name="T9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7" draw:style-name="gr2" draw:text-style-name="P10" draw:layer="layout" svg:width="1.301cm" svg:height="1.471cm" svg:x="10.324cm" svg:y="9.189cm">
          <text:p text:style-name="P7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8" draw:style-name="gr2" draw:text-style-name="P10" draw:layer="layout" svg:width="4.102cm" svg:height="0.932cm" svg:x="8.471cm" svg:y="8.554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9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40" draw:style-name="gr2" draw:text-style-name="P10" draw:layer="layout" svg:width="1.301cm" svg:height="1.471cm" svg:x="14.059cm" svg:y="9.189cm">
          <text:p text:style-name="P7"><text:span text:style-name="T1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1" draw:style-name="gr2" draw:text-style-name="P10" draw:layer="layout" svg:width="4.102cm" svg:height="0.932cm" svg:x="12.927cm" svg:y="8.256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2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43" draw:style-name="gr12" draw:text-style-name="P10" draw:layer="layout" svg:width="0.989cm" svg:height="1.046cm" svg:x="11.144cm" svg:y="7.224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4" draw:style-name="gr12" draw:text-style-name="P10" draw:layer="layout" svg:width="0.989cm" svg:height="1.046cm" svg:x="14.059cm" svg:y="9.402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5" draw:style-name="gr13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6" draw:style-name="gr2" draw:text-style-name="P10" draw:layer="layout" svg:width="3.394cm" svg:height="1.046cm" svg:x="11.625cm" svg:y="8.879cm">
          <text:p text:style-name="P7"><text:span text:style-name="T13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7" draw:style-name="gr2" draw:text-style-name="P10" draw:layer="layout" svg:width="12.817cm" svg:height="2.105cm" svg:x="6.984cm" svg:y="10.875cm">
          <text:p text:style-name="P7"><text:span text:style-name="T14">∴ </text:span><text:span text:style-name="T20">A</text:span><text:span text:style-name="T14"> - </text:span><text:span text:style-name="T16">erroneously deleted nucleotide</text:span></text:p>
          <text:p text:style-name="P7"><text:span text:style-name="T14">∴ </text:span><text:span text:style-name="T14">Correction - </text:span><text:span text:style-name="T16">insert</text:span><text:span text:style-name="T17"> </text:span><text:span text:style-name="T2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31" draw:style-name="gr1" draw:layer="layout" svg:width="16.932cm" svg:height="9.524cm" svg:x="1.059cm" svg:y="1.905cm" draw:page-number="44" presentation:class="page"/>
          <draw:frame draw:name="Shape 43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52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453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Deleted Nucleotide</text:span></text:p>
              </text:list-item>
            </text:list>
          </draw:text-box>
        </draw:frame>
        <draw:custom-shape draw:name="Shape 454" draw:style-name="gr2" draw:text-style-name="P10" draw:layer="layout" svg:width="11.712cm" svg:height="2.234cm" svg:x="6.448cm" svg:y="7.111cm">
          <text:p text:style-name="P7"><text:span text:style-name="T9">. . . A A C C </text:span><text:span text:style-name="T11">T</text:span><text:span text:style-name="T10"> </text:span><text:span text:style-name="T11">G</text:span><text:span text:style-name="T10"> </text:span><text:span text:style-name="T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2" draw:text-style-name="P10" draw:layer="layout" svg:width="1.301cm" svg:height="1.471cm" svg:x="10.324cm" svg:y="9.189cm">
          <text:p text:style-name="P7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6" draw:style-name="gr2" draw:text-style-name="P10" draw:layer="layout" svg:width="4.102cm" svg:height="0.932cm" svg:x="8.471cm" svg:y="8.554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7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58" draw:style-name="gr2" draw:text-style-name="P10" draw:layer="layout" svg:width="1.301cm" svg:height="1.471cm" svg:x="14.059cm" svg:y="9.189cm">
          <text:p text:style-name="P7"><text:span text:style-name="T1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9" draw:style-name="gr2" draw:text-style-name="P10" draw:layer="layout" svg:width="4.102cm" svg:height="0.932cm" svg:x="12.927cm" svg:y="8.256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0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61" draw:style-name="gr12" draw:text-style-name="P10" draw:layer="layout" svg:width="0.989cm" svg:height="1.046cm" svg:x="11.144cm" svg:y="7.224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62" draw:style-name="gr12" draw:text-style-name="P10" draw:layer="layout" svg:width="0.989cm" svg:height="1.046cm" svg:x="14.059cm" svg:y="9.402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63" draw:style-name="gr13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4" draw:style-name="gr2" draw:text-style-name="P10" draw:layer="layout" svg:width="3.394cm" svg:height="1.046cm" svg:x="11.625cm" svg:y="8.879cm">
          <text:p text:style-name="P7"><text:span text:style-name="T13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5" draw:style-name="gr2" draw:text-style-name="P10" draw:layer="layout" svg:width="12.817cm" svg:height="2.105cm" svg:x="1.241cm" svg:y="10.96cm">
          <text:p text:style-name="P7"><text:span text:style-name="T14">∴ </text:span><text:span text:style-name="T20">A</text:span><text:span text:style-name="T14"> - </text:span><text:span text:style-name="T16">erroneously deleted nucleotide</text:span></text:p>
          <text:p text:style-name="P7"><text:span text:style-name="T14">∴ </text:span><text:span text:style-name="T14">Correction - </text:span><text:span text:style-name="T16">insert</text:span><text:span text:style-name="T17"> </text:span><text:span text:style-name="T2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6" draw:style-name="gr2" draw:text-style-name="P10" draw:layer="layout" svg:width="11.712cm" svg:height="2.234cm" svg:x="13.125cm" svg:y="11.511cm">
          <text:p text:style-name="P7"><text:span text:style-name="T9">. . . A A C C </text:span><text:span text:style-name="T18">A </text:span><text:span text:style-name="T9">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49" draw:style-name="gr1" draw:layer="layout" svg:width="16.932cm" svg:height="9.524cm" svg:x="1.059cm" svg:y="1.905cm" draw:page-number="45" presentation:class="page"/>
          <draw:frame draw:name="Shape 4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71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472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Substituted Nucleotide</text:span></text:p>
              </text:list-item>
            </text:list>
          </draw:text-box>
        </draw:frame>
        <draw:custom-shape draw:name="Shape 473" draw:style-name="gr2" draw:text-style-name="P10" draw:layer="layout" svg:width="11.712cm" svg:height="2.234cm" svg:x="6.448cm" svg:y="7.111cm">
          <text:p text:style-name="P7"><text:span text:style-name="T9">. . . A A C C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68" draw:style-name="gr1" draw:layer="layout" svg:width="16.932cm" svg:height="9.524cm" svg:x="1.059cm" svg:y="1.905cm" draw:page-number="46" presentation:class="page"/>
          <draw:frame draw:name="Shape 4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78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479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Substituted Nucleotide</text:span></text:p>
              </text:list-item>
            </text:list>
          </draw:text-box>
        </draw:frame>
        <draw:custom-shape draw:name="Shape 480" draw:style-name="gr2" draw:text-style-name="P10" draw:layer="layout" svg:width="11.712cm" svg:height="2.234cm" svg:x="6.448cm" svg:y="7.111cm">
          <text:p text:style-name="P7"><text:span text:style-name="T9">. . . A A C C</text:span><text:span text:style-name="T10"> </text:span><text:span text:style-name="T11">T</text:span><text:span text:style-name="T10"> </text:span><text:span text:style-name="T11">G</text:span><text:span text:style-name="T10"> </text:span><text:span text:style-name="T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75" draw:style-name="gr1" draw:layer="layout" svg:width="16.932cm" svg:height="9.524cm" svg:x="1.059cm" svg:y="1.905cm" draw:page-number="47" presentation:class="page"/>
          <draw:frame draw:name="Shape 4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85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486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Substituted Nucleotide</text:span></text:p>
              </text:list-item>
            </text:list>
          </draw:text-box>
        </draw:frame>
        <draw:custom-shape draw:name="Shape 487" draw:style-name="gr2" draw:text-style-name="P10" draw:layer="layout" svg:width="11.712cm" svg:height="2.234cm" svg:x="6.448cm" svg:y="7.111cm">
          <text:p text:style-name="P7"><text:span text:style-name="T9">. . . A A C C </text:span><text:span text:style-name="T11">T</text:span><text:span text:style-name="T10"> </text:span><text:span text:style-name="T11">G</text:span><text:span text:style-name="T10"> </text:span><text:span text:style-name="T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8" draw:style-name="gr2" draw:text-style-name="P10" draw:layer="layout" svg:width="1.301cm" svg:height="1.471cm" svg:x="10.324cm" svg:y="9.189cm">
          <text:p text:style-name="P7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9" draw:style-name="gr2" draw:text-style-name="P10" draw:layer="layout" svg:width="4.102cm" svg:height="0.932cm" svg:x="8.471cm" svg:y="8.554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0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91" draw:style-name="gr2" draw:text-style-name="P10" draw:layer="layout" svg:width="1.301cm" svg:height="1.471cm" svg:x="14.059cm" svg:y="9.189cm">
          <text:p text:style-name="P7"><text:span text:style-name="T1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2" draw:style-name="gr2" draw:text-style-name="P10" draw:layer="layout" svg:width="4.102cm" svg:height="0.932cm" svg:x="12.927cm" svg:y="8.256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3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Shape 482" draw:style-name="gr1" draw:layer="layout" svg:width="16.932cm" svg:height="9.524cm" svg:x="1.059cm" svg:y="1.905cm" draw:page-number="48" presentation:class="page"/>
          <draw:frame draw:name="Shape 4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98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499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Substituted Nucleotide</text:span></text:p>
              </text:list-item>
            </text:list>
          </draw:text-box>
        </draw:frame>
        <draw:custom-shape draw:name="Shape 500" draw:style-name="gr2" draw:text-style-name="P10" draw:layer="layout" svg:width="11.712cm" svg:height="2.234cm" svg:x="6.448cm" svg:y="7.111cm">
          <text:p text:style-name="P7"><text:span text:style-name="T9">. . . A A C C</text:span><text:span text:style-name="T10"> </text:span><text:span text:style-name="T11">T</text:span><text:span text:style-name="T10"> </text:span><text:span text:style-name="T11">G</text:span><text:span text:style-name="T10"> </text:span><text:span text:style-name="T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1" draw:style-name="gr2" draw:text-style-name="P10" draw:layer="layout" svg:width="1.301cm" svg:height="1.471cm" svg:x="10.324cm" svg:y="9.189cm">
          <text:p text:style-name="P7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2" draw:style-name="gr2" draw:text-style-name="P10" draw:layer="layout" svg:width="4.102cm" svg:height="0.932cm" svg:x="8.471cm" svg:y="8.554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3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04" draw:style-name="gr2" draw:text-style-name="P10" draw:layer="layout" svg:width="1.301cm" svg:height="1.471cm" svg:x="14.059cm" svg:y="9.189cm">
          <text:p text:style-name="P7"><text:span text:style-name="T1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5" draw:style-name="gr2" draw:text-style-name="P10" draw:layer="layout" svg:width="4.102cm" svg:height="0.932cm" svg:x="12.927cm" svg:y="8.256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6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07" draw:style-name="gr10" draw:text-style-name="P10" draw:layer="layout" svg:width="0.989cm" svg:height="1.046cm" svg:x="12.078cm" svg:y="7.423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08" draw:style-name="gr10" draw:text-style-name="P10" draw:layer="layout" svg:width="0.989cm" svg:height="1.046cm" svg:x="10.48cm" svg:y="9.402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09" draw:style-name="gr11" draw:text-style-name="P11" draw:layer="layout" svg:width="1.326cm" svg:height="1.962cm" svg:x="11.597cm" svg:y="8.3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10" draw:style-name="gr2" draw:text-style-name="P10" draw:layer="layout" svg:width="3.394cm" svg:height="1.046cm" svg:x="11.979cm" svg:y="9.189cm">
          <text:p text:style-name="P7"><text:span text:style-name="T19">NOT </text:span></text:p>
          <text:p text:style-name="P7"><text:span text:style-name="T19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95" draw:style-name="gr1" draw:layer="layout" svg:width="16.932cm" svg:height="9.524cm" svg:x="1.059cm" svg:y="1.905cm" draw:page-number="49" presentation:class="page"/>
          <draw:frame draw:name="Shape 49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15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516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Substituted Nucleotide</text:span></text:p>
              </text:list-item>
            </text:list>
          </draw:text-box>
        </draw:frame>
        <draw:custom-shape draw:name="Shape 517" draw:style-name="gr2" draw:text-style-name="P10" draw:layer="layout" svg:width="11.712cm" svg:height="2.234cm" svg:x="6.448cm" svg:y="7.111cm">
          <text:p text:style-name="P7"><text:span text:style-name="T9">. . . A A C C</text:span><text:span text:style-name="T10"> </text:span><text:span text:style-name="T11">T</text:span><text:span text:style-name="T10"> </text:span><text:span text:style-name="T11">G</text:span><text:span text:style-name="T9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8" draw:style-name="gr2" draw:text-style-name="P10" draw:layer="layout" svg:width="1.301cm" svg:height="1.471cm" svg:x="10.324cm" svg:y="9.189cm">
          <text:p text:style-name="P7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9" draw:style-name="gr2" draw:text-style-name="P10" draw:layer="layout" svg:width="4.102cm" svg:height="0.932cm" svg:x="8.471cm" svg:y="8.554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0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21" draw:style-name="gr2" draw:text-style-name="P10" draw:layer="layout" svg:width="1.301cm" svg:height="1.471cm" svg:x="14.059cm" svg:y="9.189cm">
          <text:p text:style-name="P7"><text:span text:style-name="T1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2" draw:style-name="gr2" draw:text-style-name="P10" draw:layer="layout" svg:width="4.102cm" svg:height="0.932cm" svg:x="12.927cm" svg:y="8.256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3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24" draw:style-name="gr10" draw:text-style-name="P10" draw:layer="layout" svg:width="0.989cm" svg:height="1.046cm" svg:x="11.144cm" svg:y="7.224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25" draw:style-name="gr10" draw:text-style-name="P10" draw:layer="layout" svg:width="0.989cm" svg:height="1.046cm" svg:x="14.059cm" svg:y="9.402cm">
          <text:p text:style-name="P7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26" draw:style-name="gr11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7" draw:style-name="gr2" draw:text-style-name="P10" draw:layer="layout" svg:width="3.394cm" svg:height="1.046cm" svg:x="12.134cm" svg:y="8.879cm">
          <text:p text:style-name="P7"><text:span text:style-name="T19">NOT</text:span></text:p>
          <text:p text:style-name="P7"><text:span text:style-name="T19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2" draw:style-name="gr1" draw:layer="layout" svg:width="16.932cm" svg:height="9.524cm" svg:x="1.059cm" svg:y="1.905cm" draw:page-number="50" presentation:class="page"/>
          <draw:frame draw:name="Shape 5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32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533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Substituted Nucleotide</text:span></text:p>
              </text:list-item>
            </text:list>
          </draw:text-box>
        </draw:frame>
        <draw:custom-shape draw:name="Shape 534" draw:style-name="gr2" draw:text-style-name="P10" draw:layer="layout" svg:width="11.712cm" svg:height="2.234cm" svg:x="6.448cm" svg:y="7.111cm">
          <text:p text:style-name="P7"><text:span text:style-name="T9">. . . A A C C</text:span><text:span text:style-name="T10"> </text:span><text:span text:style-name="T11">T</text:span><text:span text:style-name="T10"> </text:span><text:span text:style-name="T11">G</text:span><text:span text:style-name="T10"> </text:span><text:span text:style-name="T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5" draw:style-name="gr2" draw:text-style-name="P10" draw:layer="layout" svg:width="1.301cm" svg:height="1.471cm" svg:x="10.324cm" svg:y="9.189cm">
          <text:p text:style-name="P7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6" draw:style-name="gr2" draw:text-style-name="P10" draw:layer="layout" svg:width="4.102cm" svg:height="0.932cm" svg:x="8.471cm" svg:y="8.554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7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38" draw:style-name="gr2" draw:text-style-name="P10" draw:layer="layout" svg:width="1.301cm" svg:height="1.471cm" svg:x="14.059cm" svg:y="9.189cm">
          <text:p text:style-name="P7"><text:span text:style-name="T1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9" draw:style-name="gr2" draw:text-style-name="P10" draw:layer="layout" svg:width="4.102cm" svg:height="0.932cm" svg:x="12.927cm" svg:y="8.256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0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41" draw:style-name="gr2" draw:text-style-name="P10" draw:layer="layout" svg:width="23.667cm" svg:height="2.856cm" svg:x="0.866cm" svg:y="10.661cm">
          <text:p text:style-name="P7"><text:span text:style-name="T14">∴ </text:span><text:span text:style-name="T20">A</text:span><text:span text:style-name="T14"> - </text:span><text:span text:style-name="T16">erroneously substituted by </text:span><text:span text:style-name="T15">T</text:span><text:span text:style-name="T16">, and, </text:span><text:span text:style-name="T20">C</text:span><text:span text:style-name="T17"> </text:span><text:span text:style-name="T14">- </text:span><text:span text:style-name="T16">erroneously substituted by</text:span><text:span text:style-name="T21"> </text:span><text:span text:style-name="T15">G</text:span><text:span text:style-name="T1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29" draw:style-name="gr1" draw:layer="layout" svg:width="16.932cm" svg:height="9.524cm" svg:x="1.059cm" svg:y="1.905cm" draw:page-number="51" presentation:class="page"/>
          <draw:frame draw:name="Shape 5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46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547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Substituted Nucleotide</text:span></text:p>
              </text:list-item>
            </text:list>
          </draw:text-box>
        </draw:frame>
        <draw:custom-shape draw:name="Shape 548" draw:style-name="gr2" draw:text-style-name="P10" draw:layer="layout" svg:width="11.712cm" svg:height="2.234cm" svg:x="6.448cm" svg:y="7.111cm">
          <text:p text:style-name="P7"><text:span text:style-name="T9">. . . A A C C </text:span><text:span text:style-name="T11">T</text:span><text:span text:style-name="T10"> </text:span><text:span text:style-name="T11">G</text:span><text:span text:style-name="T10"> </text:span><text:span text:style-name="T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9" draw:style-name="gr2" draw:text-style-name="P10" draw:layer="layout" svg:width="1.301cm" svg:height="1.471cm" svg:x="10.324cm" svg:y="9.189cm">
          <text:p text:style-name="P7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0" draw:style-name="gr2" draw:text-style-name="P10" draw:layer="layout" svg:width="4.102cm" svg:height="0.932cm" svg:x="8.471cm" svg:y="8.554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1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52" draw:style-name="gr2" draw:text-style-name="P10" draw:layer="layout" svg:width="1.301cm" svg:height="1.471cm" svg:x="14.059cm" svg:y="9.189cm">
          <text:p text:style-name="P7"><text:span text:style-name="T1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3" draw:style-name="gr2" draw:text-style-name="P10" draw:layer="layout" svg:width="4.102cm" svg:height="0.932cm" svg:x="12.927cm" svg:y="8.256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4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55" draw:style-name="gr2" draw:text-style-name="P10" draw:layer="layout" svg:width="23.667cm" svg:height="2.856cm" svg:x="0.866cm" svg:y="10.661cm">
          <text:p text:style-name="P7"><text:span text:style-name="T14">∴ </text:span><text:span text:style-name="T20">A</text:span><text:span text:style-name="T14"> - </text:span><text:span text:style-name="T16">erroneously substituted by </text:span><text:span text:style-name="T15">T</text:span><text:span text:style-name="T16">, and, </text:span><text:span text:style-name="T20">C</text:span><text:span text:style-name="T17"> </text:span><text:span text:style-name="T14">- </text:span><text:span text:style-name="T16">erroneously substituted by </text:span><text:span text:style-name="T15">G</text:span></text:p>
          <text:p text:style-name="P7"><text:span text:style-name="T14">∴ </text:span><text:span text:style-name="T14">Correction - </text:span><text:span text:style-name="T16">substitute</text:span><text:span text:style-name="T14"> </text:span><text:span text:style-name="T15">T</text:span><text:span text:style-name="T22"> </text:span><text:span text:style-name="T6">by</text:span><text:span text:style-name="T22"> </text:span><text:span text:style-name="T20">A </text:span><text:span text:style-name="T16">and</text:span><text:span text:style-name="T21"> </text:span><text:span text:style-name="T15">G</text:span><text:span text:style-name="T22"> </text:span><text:span text:style-name="T6">by</text:span><text:span text:style-name="T22"> </text:span><text:span text:style-name="T20">C</text:span><text:span text:style-name="T1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3" draw:style-name="gr1" draw:layer="layout" svg:width="16.932cm" svg:height="9.524cm" svg:x="1.059cm" svg:y="1.905cm" draw:page-number="52" presentation:class="page"/>
          <draw:frame draw:name="Shape 54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60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561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Substituted Nucleotide</text:span></text:p>
              </text:list-item>
            </text:list>
          </draw:text-box>
        </draw:frame>
        <draw:custom-shape draw:name="Shape 562" draw:style-name="gr2" draw:text-style-name="P10" draw:layer="layout" svg:width="11.712cm" svg:height="2.234cm" svg:x="6.448cm" svg:y="7.111cm">
          <text:p text:style-name="P7"><text:span text:style-name="T9">. . . A A C C</text:span><text:span text:style-name="T10"> </text:span><text:span text:style-name="T11">T</text:span><text:span text:style-name="T10"> </text:span><text:span text:style-name="T11">G</text:span><text:span text:style-name="T10"> </text:span><text:span text:style-name="T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3" draw:style-name="gr2" draw:text-style-name="P10" draw:layer="layout" svg:width="1.301cm" svg:height="1.471cm" svg:x="10.324cm" svg:y="9.189cm">
          <text:p text:style-name="P7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4" draw:style-name="gr2" draw:text-style-name="P10" draw:layer="layout" svg:width="4.102cm" svg:height="0.932cm" svg:x="8.471cm" svg:y="8.554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5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66" draw:style-name="gr2" draw:text-style-name="P10" draw:layer="layout" svg:width="1.301cm" svg:height="1.471cm" svg:x="14.059cm" svg:y="9.189cm">
          <text:p text:style-name="P7"><text:span text:style-name="T1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7" draw:style-name="gr2" draw:text-style-name="P10" draw:layer="layout" svg:width="4.102cm" svg:height="0.932cm" svg:x="12.927cm" svg:y="8.256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8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69" draw:style-name="gr2" draw:text-style-name="P10" draw:layer="layout" svg:width="23.667cm" svg:height="2.856cm" svg:x="0.866cm" svg:y="10.661cm">
          <text:p text:style-name="P7"><text:span text:style-name="T14">∴ </text:span><text:span text:style-name="T20">A</text:span><text:span text:style-name="T14"> - </text:span><text:span text:style-name="T16">erroneously substituted by </text:span><text:span text:style-name="T15">T</text:span><text:span text:style-name="T16">, and, </text:span><text:span text:style-name="T20">C</text:span><text:span text:style-name="T17"> </text:span><text:span text:style-name="T14">- </text:span><text:span text:style-name="T16">erroneously substituted by</text:span><text:span text:style-name="T21"> </text:span><text:span text:style-name="T15">G</text:span></text:p>
          <text:p text:style-name="P7"><text:span text:style-name="T14">∴ </text:span><text:span text:style-name="T14">Correction - </text:span><text:span text:style-name="T16">substitute</text:span><text:span text:style-name="T17"> </text:span><text:span text:style-name="T15">T</text:span><text:span text:style-name="T22"> </text:span><text:span text:style-name="T6">by</text:span><text:span text:style-name="T22"> </text:span><text:span text:style-name="T20">A </text:span><text:span text:style-name="T16">and</text:span><text:span text:style-name="T21"> </text:span><text:span text:style-name="T15">G</text:span><text:span text:style-name="T22"> </text:span><text:span text:style-name="T6">by</text:span><text:span text:style-name="T22"> </text:span><text:span text:style-name="T20">C</text:span><text:span text:style-name="T1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57" draw:style-name="gr1" draw:layer="layout" svg:width="16.932cm" svg:height="9.524cm" svg:x="1.059cm" svg:y="1.905cm" draw:page-number="53" presentation:class="page"/>
          <draw:frame draw:name="Shape 5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74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rror Type Detection</text:span></text:p>
          </draw:text-box>
        </draw:frame>
        <draw:frame draw:name="Shape 575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Erroneously Substituted Nucleotide</text:span></text:p>
              </text:list-item>
            </text:list>
          </draw:text-box>
        </draw:frame>
        <draw:custom-shape draw:name="Shape 576" draw:style-name="gr2" draw:text-style-name="P10" draw:layer="layout" svg:width="11.712cm" svg:height="2.234cm" svg:x="6.448cm" svg:y="7.111cm">
          <text:p text:style-name="P7"><text:span text:style-name="T9">. . . A A C C</text:span><text:span text:style-name="T10"> </text:span><text:span text:style-name="T11">T</text:span><text:span text:style-name="T10"> </text:span><text:span text:style-name="T11">G</text:span><text:span text:style-name="T10"> </text:span><text:span text:style-name="T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7" draw:style-name="gr2" draw:text-style-name="P10" draw:layer="layout" svg:width="1.301cm" svg:height="1.471cm" svg:x="10.324cm" svg:y="9.189cm">
          <text:p text:style-name="P7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8" draw:style-name="gr2" draw:text-style-name="P10" draw:layer="layout" svg:width="4.102cm" svg:height="0.932cm" svg:x="8.471cm" svg:y="8.554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9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80" draw:style-name="gr2" draw:text-style-name="P10" draw:layer="layout" svg:width="1.301cm" svg:height="1.471cm" svg:x="14.059cm" svg:y="9.189cm">
          <text:p text:style-name="P7"><text:span text:style-name="T1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1" draw:style-name="gr2" draw:text-style-name="P10" draw:layer="layout" svg:width="4.102cm" svg:height="0.932cm" svg:x="12.927cm" svg:y="8.256cm">
          <text:p text:style-name="P7"><text:span text:style-name="T1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2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83" draw:style-name="gr2" draw:text-style-name="P10" draw:layer="layout" svg:width="23.667cm" svg:height="2.856cm" svg:x="0.866cm" svg:y="10.661cm">
          <text:p text:style-name="P7"><text:span text:style-name="T14">∴ </text:span><text:span text:style-name="T20">A</text:span><text:span text:style-name="T14"> - </text:span><text:span text:style-name="T16">erroneously substituted by </text:span><text:span text:style-name="T15">T</text:span><text:span text:style-name="T16">, and, </text:span><text:span text:style-name="T20">C</text:span><text:span text:style-name="T17"> </text:span><text:span text:style-name="T14">- </text:span><text:span text:style-name="T16">erroneously substituted by</text:span><text:span text:style-name="T21"> </text:span><text:span text:style-name="T15">G</text:span></text:p>
          <text:p text:style-name="P7"><text:span text:style-name="T14">∴ </text:span><text:span text:style-name="T14">Correction - </text:span><text:span text:style-name="T16">substitute</text:span><text:span text:style-name="T17"> </text:span><text:span text:style-name="T15">T</text:span><text:span text:style-name="T22"> </text:span><text:span text:style-name="T6">by</text:span><text:span text:style-name="T22"> </text:span><text:span text:style-name="T20">A </text:span><text:span text:style-name="T16">and</text:span><text:span text:style-name="T21"> </text:span><text:span text:style-name="T15">G</text:span><text:span text:style-name="T22"> </text:span><text:span text:style-name="T6">by</text:span><text:span text:style-name="T22"> </text:span><text:span text:style-name="T20">C</text:span><text:span text:style-name="T1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4" draw:style-name="gr2" draw:text-style-name="P10" draw:layer="layout" svg:width="9.792cm" svg:height="2.234cm" svg:x="14.741cm" svg:y="11.567cm">
          <text:p text:style-name="P7"><text:span text:style-name="T9">. . . A A C C </text:span><text:span text:style-name="T18">A C</text:span><text:span text:style-name="T9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71" draw:style-name="gr1" draw:layer="layout" svg:width="16.932cm" svg:height="9.524cm" svg:x="1.059cm" svg:y="1.905cm" draw:page-number="54" presentation:class="page"/>
          <draw:frame draw:name="Shape 57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589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valuation</text:span></text:p>
          </draw:text-box>
        </draw:frame>
        <draw:frame draw:name="Shape 590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H-RACER has the best results in accuracy and time, especially for long genomes.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H-RACER uses the bitwise orientation in implementation (inherited <text:s/>from RACER), so it shows the best time.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H-RACER error detection algorithm has a complexity O(</text:span><text:span text:style-name="T5">r</text:span><text:span text:style-name="T3">), where </text:span><text:span text:style-name="T5">r</text:span><text:span text:style-name="T3"> is the number of reads.</text:span></text:p>
              </text:list-item>
            </text:list>
          </draw:text-box>
        </draw:frame>
        <presentation:notes draw:style-name="dp2">
          <draw:page-thumbnail draw:name="Shape 586" draw:style-name="gr1" draw:layer="layout" svg:width="16.932cm" svg:height="9.524cm" svg:x="1.059cm" svg:y="1.905cm" draw:page-number="55" presentation:class="page"/>
          <draw:frame draw:name="Shape 58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595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valuation</text:span></text:p>
          </draw:text-box>
        </draw:frame>
        <draw:frame draw:name="Shape 596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H-RACER has the best accuracy, as it depends on: </text:span></text:p>
              </text:list-item>
            </text:list>
            <text:list text:style-name="L6">
              <text:list-item>
                <text:p text:style-name="P5"><text:span text:style-name="T3">Lowering false positive rate</text:span></text:p>
              </text:list-item>
              <text:list-item>
                <text:p text:style-name="P5"><text:span text:style-name="T3">Lowering sensitivity rate</text:span></text:p>
              </text:list-item>
            </text:list>
            <text:p text:style-name="P5"><text:span text:style-name="T3"/></text:p>
            <text:list text:style-name="L4">
              <text:list-item>
                <text:p text:style-name="P5"><text:span text:style-name="T3">Lowering false positive rate negatively affects the true positive and false negative rates. 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name="Shape 592" draw:style-name="gr1" draw:layer="layout" svg:width="16.932cm" svg:height="9.524cm" svg:x="1.059cm" svg:y="1.905cm" draw:page-number="56" presentation:class="page"/>
          <draw:frame draw:name="Shape 5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601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valuation</text:span></text:p>
          </draw:text-box>
        </draw:frame>
        <draw:frame draw:name="Shape 602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Enhancing the reads overall accuracy is the main vital target. So, corrective algorithms should not introduce errors (represented in false positive rate).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H-RACER has the best accuracy although it hasn’t the best sensitivity rate.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name="Shape 598" draw:style-name="gr1" draw:layer="layout" svg:width="16.932cm" svg:height="9.524cm" svg:x="1.059cm" svg:y="1.905cm" draw:page-number="57" presentation:class="page"/>
          <draw:frame draw:name="Shape 59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607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valuation</text:span></text:p>
          </draw:text-box>
        </draw:frame>
        <draw:frame draw:name="Shape 608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Using genomes with high coverage rate, negatively affects H-RACER by: </text:span></text:p>
              </text:list-item>
            </text:list>
            <text:list text:style-name="L6">
              <text:list-item>
                <text:p text:style-name="P5"><text:span text:style-name="T3">Increasing error detection ambiguity</text:span></text:p>
              </text:list-item>
              <text:list-item>
                <text:p text:style-name="P5"><text:span text:style-name="T3">Raising false negative rate</text:span></text:p>
              </text:list-item>
              <text:list-item>
                <text:p text:style-name="P5"><text:span text:style-name="T3">Lowering accuracy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name="Shape 604" draw:style-name="gr1" draw:layer="layout" svg:width="16.932cm" svg:height="9.524cm" svg:x="1.059cm" svg:y="1.905cm" draw:page-number="58" presentation:class="page"/>
          <draw:frame draw:name="Shape 60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613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valuation</text:span></text:p>
          </draw:text-box>
        </draw:frame>
        <draw:frame draw:name="Shape 614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The comparisons were established between H-RACER and algorithms specialized in correcting all types of errors.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Using Real data sets, to get a good indication of real life performance.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Different data sets, with different read length, genome size and coverage. </text:span></text:p>
              </text:list-item>
            </text:list>
          </draw:text-box>
        </draw:frame>
        <presentation:notes draw:style-name="dp2">
          <draw:page-thumbnail draw:name="Shape 610" draw:style-name="gr1" draw:layer="layout" svg:width="16.932cm" svg:height="9.524cm" svg:x="1.059cm" svg:y="1.905cm" draw:page-number="59" presentation:class="page"/>
          <draw:frame draw:name="Shape 6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619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valuation</text:span></text:p>
          </draw:text-box>
        </draw:frame>
        <draw:frame draw:name="Shape 620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Data sets were brought from the National <text:s/>Center for Biotechnology Information (NCBI). <text:s/>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Executing on amazon elastic cloud (AWS EC2) instance with 32 vCPU and 244GiB RAM, with Linux (Ubuntu) operating system.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Verified by a standalone C/C++ program implemented by RACER, that has the advantage of <text:s/>avoiding the interference of mapping/assembling programs. <text:s/>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name="Shape 616" draw:style-name="gr1" draw:layer="layout" svg:width="16.932cm" svg:height="9.524cm" svg:x="1.059cm" svg:y="1.905cm" draw:page-number="60" presentation:class="page"/>
          <draw:frame draw:name="Shape 61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625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valuation</text:span></text:p>
          </draw:text-box>
        </draw:frame>
        <draw:frame draw:name="Shape 626" presentation:style-name="pr4" draw:text-style-name="P6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5"><text:span text:style-name="T3">Data sets</text:span></text:p>
              </text:list-item>
            </text:list>
          </draw:text-box>
        </draw:frame>
        <draw:frame draw:name="Shape 627" draw:style-name="standard" draw:layer="layout" svg:width="21.089cm" svg:height="6.014cm" svg:x="2.618cm" svg:y="4.91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6">Name </text:span></text:p>
              </table:table-cell>
              <table:table-cell>
                <text:p text:style-name="P7"><text:span text:style-name="T6">Genome Length </text:span></text:p>
              </table:table-cell>
              <table:table-cell>
                <text:p text:style-name="P7"><text:span text:style-name="T6">Read Length </text:span></text:p>
              </table:table-cell>
              <table:table-cell>
                <text:p text:style-name="P7"><text:span text:style-name="T6">Number of Reads </text:span></text:p>
              </table:table-cell>
              <table:table-cell>
                <text:p text:style-name="P7"><text:span text:style-name="T6">Coverage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Lactococcus Lactis</text:span></text:p>
              </table:table-cell>
              <table:table-cell>
                <text:p text:style-name="P7"><text:span text:style-name="T6">2,598,144</text:span></text:p>
              </table:table-cell>
              <table:table-cell>
                <text:p text:style-name="P7"><text:span text:style-name="T6">36</text:span></text:p>
              </table:table-cell>
              <table:table-cell>
                <text:p text:style-name="P7"><text:span text:style-name="T6">4,370,050</text:span></text:p>
              </table:table-cell>
              <table:table-cell>
                <text:p text:style-name="P7"><text:span text:style-name="T6">60.55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6">Treponema Pallidum</text:span></text:p>
              </table:table-cell>
              <table:table-cell>
                <text:p text:style-name="P7"><text:span text:style-name="T6">1,139,417</text:span></text:p>
              </table:table-cell>
              <table:table-cell>
                <text:p text:style-name="P7"><text:span text:style-name="T6">35</text:span></text:p>
              </table:table-cell>
              <table:table-cell>
                <text:p text:style-name="P7"><text:span text:style-name="T6">7,133,663</text:span></text:p>
              </table:table-cell>
              <table:table-cell>
                <text:p text:style-name="P7"><text:span text:style-name="T6">219.13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E.coli 75a</text:span></text:p>
              </table:table-cell>
              <table:table-cell>
                <text:p text:style-name="P7"><text:span text:style-name="T6">4,639,675</text:span></text:p>
              </table:table-cell>
              <table:table-cell>
                <text:p text:style-name="P7"><text:span text:style-name="T6">75</text:span></text:p>
              </table:table-cell>
              <table:table-cell>
                <text:p text:style-name="P7"><text:span text:style-name="T6">3,454,048</text:span></text:p>
              </table:table-cell>
              <table:table-cell>
                <text:p text:style-name="P7"><text:span text:style-name="T6">55.83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E.coli 75b</text:span></text:p>
              </table:table-cell>
              <table:table-cell>
                <text:p text:style-name="P7"><text:span text:style-name="T6">4,639,675</text:span></text:p>
              </table:table-cell>
              <table:table-cell>
                <text:p text:style-name="P7"><text:span text:style-name="T6">75</text:span></text:p>
              </table:table-cell>
              <table:table-cell>
                <text:p text:style-name="P7"><text:span text:style-name="T6">4,341,061</text:span></text:p>
              </table:table-cell>
              <table:table-cell>
                <text:p text:style-name="P7"><text:span text:style-name="T6">70.1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622" draw:style-name="gr1" draw:layer="layout" svg:width="16.932cm" svg:height="9.524cm" svg:x="1.059cm" svg:y="1.905cm" draw:page-number="61" presentation:class="page"/>
          <draw:frame draw:name="Shape 62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632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valuation</text:span></text:p>
          </draw:text-box>
        </draw:frame>
        <draw:frame draw:name="Shape 633" presentation:style-name="pr4" draw:text-style-name="P6" draw:layer="layout" svg:width="23.667cm" svg:height="9.173cm" svg:x="0.866cm" svg:y="2.937cm" presentation:class="outline" presentation:user-transformed="true">
          <draw:text-box>
            <text:list text:style-name="L4">
              <text:list-item>
                <text:p text:style-name="P5"><text:span text:style-name="T3">Lactococcus Lactis</text:span></text:p>
              </text:list-item>
            </text:list>
          </draw:text-box>
        </draw:frame>
        <draw:frame draw:name="Shape 634" draw:style-name="standard" draw:layer="layout" svg:width="21.089cm" svg:height="9.782cm" svg:x="2.519cm" svg:y="4.089cm">
          <table:table>
            <table:table-column table:style-name="co6"/>
            <table:table-column table:style-name="co7"/>
            <table:table-column table:style-name="co3"/>
            <table:table-column table:style-name="co8"/>
            <table:table-column table:style-name="co5"/>
            <table:table-row table:style-name="ro1" table:default-cell-style-name="ce1">
              <table:table-cell/>
              <table:table-cell>
                <text:p text:style-name="P7"><text:span text:style-name="T6">Coral</text:span></text:p>
              </table:table-cell>
              <table:table-cell>
                <text:p text:style-name="P7"><text:span text:style-name="T6">Pollux </text:span></text:p>
              </table:table-cell>
              <table:table-cell>
                <text:p text:style-name="P7"><text:span text:style-name="T6">HSHSREC </text:span></text:p>
              </table:table-cell>
              <table:table-cell>
                <text:p text:style-name="P7"><text:span text:style-name="T6">H-RACER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True Positive in Millions</text:span></text:p>
              </table:table-cell>
              <table:table-cell>
                <text:p text:style-name="P7"><text:span text:style-name="T6">15.4</text:span></text:p>
              </table:table-cell>
              <table:table-cell>
                <text:p text:style-name="P7"><text:span text:style-name="T6">25.3</text:span></text:p>
              </table:table-cell>
              <table:table-cell>
                <text:p text:style-name="P7"><text:span text:style-name="T6">25.5</text:span></text:p>
              </table:table-cell>
              <table:table-cell>
                <text:p text:style-name="P7"><text:span text:style-name="T6">21.2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False Positive in Millions</text:span></text:p>
              </table:table-cell>
              <table:table-cell>
                <text:p text:style-name="P7"><text:span text:style-name="T6">2.0</text:span></text:p>
              </table:table-cell>
              <table:table-cell>
                <text:p text:style-name="P7"><text:span text:style-name="T6">7.7</text:span></text:p>
              </table:table-cell>
              <table:table-cell>
                <text:p text:style-name="P7"><text:span text:style-name="T6">6.1</text:span></text:p>
              </table:table-cell>
              <table:table-cell>
                <text:p text:style-name="P7"><text:span text:style-name="T6">0.02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False Negative in Millions</text:span></text:p>
              </table:table-cell>
              <table:table-cell>
                <text:p text:style-name="P7"><text:span text:style-name="T6">11.4</text:span></text:p>
              </table:table-cell>
              <table:table-cell>
                <text:p text:style-name="P7"><text:span text:style-name="T6">1.5</text:span></text:p>
              </table:table-cell>
              <table:table-cell>
                <text:p text:style-name="P7"><text:span text:style-name="T6">1.3</text:span></text:p>
              </table:table-cell>
              <table:table-cell>
                <text:p text:style-name="P7"><text:span text:style-name="T6">5.6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True Negative in Millions</text:span></text:p>
              </table:table-cell>
              <table:table-cell>
                <text:p text:style-name="P7"><text:span text:style-name="T6">128.5</text:span></text:p>
              </table:table-cell>
              <table:table-cell>
                <text:p text:style-name="P7"><text:span text:style-name="T6">122.8</text:span></text:p>
              </table:table-cell>
              <table:table-cell>
                <text:p text:style-name="P7"><text:span text:style-name="T6">124.5</text:span></text:p>
              </table:table-cell>
              <table:table-cell>
                <text:p text:style-name="P7"><text:span text:style-name="T6">130.5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Sensitivity in Percentage</text:span></text:p>
              </table:table-cell>
              <table:table-cell>
                <text:p text:style-name="P7"><text:span text:style-name="T6">57.43</text:span></text:p>
              </table:table-cell>
              <table:table-cell>
                <text:p text:style-name="P7"><text:span text:style-name="T6">94.46</text:span></text:p>
              </table:table-cell>
              <table:table-cell>
                <text:p text:style-name="P7"><text:span text:style-name="T6">95.25</text:span></text:p>
              </table:table-cell>
              <table:table-cell>
                <text:p text:style-name="P7"><text:span text:style-name="T6">79.22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Specificity in Percentage</text:span></text:p>
              </table:table-cell>
              <table:table-cell>
                <text:p text:style-name="P7"><text:span text:style-name="T6">98.44</text:span></text:p>
              </table:table-cell>
              <table:table-cell>
                <text:p text:style-name="P7"><text:span text:style-name="T6">94.08</text:span></text:p>
              </table:table-cell>
              <table:table-cell>
                <text:p text:style-name="P7"><text:span text:style-name="T6">95.36</text:span></text:p>
              </table:table-cell>
              <table:table-cell>
                <text:p text:style-name="P7"><text:span text:style-name="T6">99.98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Accuracy in Percentage</text:span></text:p>
              </table:table-cell>
              <table:table-cell>
                <text:p text:style-name="P7"><text:span text:style-name="T6">91.45</text:span></text:p>
              </table:table-cell>
              <table:table-cell>
                <text:p text:style-name="P7"><text:span text:style-name="T6">94.15</text:span></text:p>
              </table:table-cell>
              <table:table-cell>
                <text:p text:style-name="P7"><text:span text:style-name="T6">95.34</text:span></text:p>
              </table:table-cell>
              <table:table-cell>
                <text:p text:style-name="P7"><text:span text:style-name="T6">96.45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Time in Minutes </text:span></text:p>
              </table:table-cell>
              <table:table-cell>
                <text:p text:style-name="P7"><text:span text:style-name="T6">5 </text:span></text:p>
              </table:table-cell>
              <table:table-cell>
                <text:p text:style-name="P7"><text:span text:style-name="T6">3 </text:span></text:p>
              </table:table-cell>
              <table:table-cell>
                <text:p text:style-name="P7"><text:span text:style-name="T6">15</text:span></text:p>
              </table:table-cell>
              <table:table-cell>
                <text:p text:style-name="P7"><text:span text:style-name="T6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hape 629" draw:style-name="gr1" draw:layer="layout" svg:width="16.932cm" svg:height="9.524cm" svg:x="1.059cm" svg:y="1.905cm" draw:page-number="62" presentation:class="page"/>
          <draw:frame draw:name="Shape 6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639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valuation</text:span></text:p>
          </draw:text-box>
        </draw:frame>
        <draw:frame draw:name="Shape 640" presentation:style-name="pr4" draw:text-style-name="P6" draw:layer="layout" svg:width="23.667cm" svg:height="9.173cm" svg:x="0.866cm" svg:y="2.937cm" presentation:class="outline" presentation:user-transformed="true">
          <draw:text-box>
            <text:list text:style-name="L4">
              <text:list-item>
                <text:p text:style-name="P5"><text:span text:style-name="T3">Treponema Pallidum</text:span></text:p>
              </text:list-item>
            </text:list>
          </draw:text-box>
        </draw:frame>
        <draw:frame draw:name="Shape 641" draw:style-name="standard" draw:layer="layout" svg:width="21.089cm" svg:height="9.782cm" svg:x="2.519cm" svg:y="4.089cm">
          <table:table>
            <table:table-column table:style-name="co6"/>
            <table:table-column table:style-name="co7"/>
            <table:table-column table:style-name="co3"/>
            <table:table-column table:style-name="co8"/>
            <table:table-column table:style-name="co5"/>
            <table:table-row table:style-name="ro1" table:default-cell-style-name="ce1">
              <table:table-cell/>
              <table:table-cell>
                <text:p text:style-name="P7"><text:span text:style-name="T6">Coral</text:span></text:p>
              </table:table-cell>
              <table:table-cell>
                <text:p text:style-name="P7"><text:span text:style-name="T6">Pollux </text:span></text:p>
              </table:table-cell>
              <table:table-cell>
                <text:p text:style-name="P7"><text:span text:style-name="T6">HSHSREC </text:span></text:p>
              </table:table-cell>
              <table:table-cell>
                <text:p text:style-name="P7"><text:span text:style-name="T6">H-RACER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True Positive in Millions</text:span></text:p>
              </table:table-cell>
              <table:table-cell>
                <text:p text:style-name="P7"><text:span text:style-name="T6">25.60</text:span></text:p>
              </table:table-cell>
              <table:table-cell>
                <text:p text:style-name="P7"><text:span text:style-name="T6">63.9</text:span></text:p>
              </table:table-cell>
              <table:table-cell>
                <text:p text:style-name="P7"><text:span text:style-name="T6">64.4</text:span></text:p>
              </table:table-cell>
              <table:table-cell>
                <text:p text:style-name="P7"><text:span text:style-name="T6">56.3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False Positive in Millions</text:span></text:p>
              </table:table-cell>
              <table:table-cell>
                <text:p text:style-name="P7"><text:span text:style-name="T6">3.5</text:span></text:p>
              </table:table-cell>
              <table:table-cell>
                <text:p text:style-name="P7"><text:span text:style-name="T6">8.8</text:span></text:p>
              </table:table-cell>
              <table:table-cell>
                <text:p text:style-name="P7"><text:span text:style-name="T6">8.1</text:span></text:p>
              </table:table-cell>
              <table:table-cell>
                <text:p text:style-name="P7"><text:span text:style-name="T6">0.2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False Negative in Millions</text:span></text:p>
              </table:table-cell>
              <table:table-cell>
                <text:p text:style-name="P7"><text:span text:style-name="T6">41.6</text:span></text:p>
              </table:table-cell>
              <table:table-cell>
                <text:p text:style-name="P7"><text:span text:style-name="T6">3.3</text:span></text:p>
              </table:table-cell>
              <table:table-cell>
                <text:p text:style-name="P7"><text:span text:style-name="T6">2.7</text:span></text:p>
              </table:table-cell>
              <table:table-cell>
                <text:p text:style-name="P7"><text:span text:style-name="T6">10.8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True Negative in Millions</text:span></text:p>
              </table:table-cell>
              <table:table-cell>
                <text:p text:style-name="P7"><text:span text:style-name="T6">179.1</text:span></text:p>
              </table:table-cell>
              <table:table-cell>
                <text:p text:style-name="P7"><text:span text:style-name="T6">173.7</text:span></text:p>
              </table:table-cell>
              <table:table-cell>
                <text:p text:style-name="P7"><text:span text:style-name="T6">174.4</text:span></text:p>
              </table:table-cell>
              <table:table-cell>
                <text:p text:style-name="P7"><text:span text:style-name="T6">182.4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Sensitivity in Percentage</text:span></text:p>
              </table:table-cell>
              <table:table-cell>
                <text:p text:style-name="P7"><text:span text:style-name="T6">38.08</text:span></text:p>
              </table:table-cell>
              <table:table-cell>
                <text:p text:style-name="P7"><text:span text:style-name="T6">95.15</text:span></text:p>
              </table:table-cell>
              <table:table-cell>
                <text:p text:style-name="P7"><text:span text:style-name="T6">95.95</text:span></text:p>
              </table:table-cell>
              <table:table-cell>
                <text:p text:style-name="P7"><text:span text:style-name="T6">83.87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Specificity in Percentage</text:span></text:p>
              </table:table-cell>
              <table:table-cell>
                <text:p text:style-name="P7"><text:span text:style-name="T6">98.10</text:span></text:p>
              </table:table-cell>
              <table:table-cell>
                <text:p text:style-name="P7"><text:span text:style-name="T6">95.16</text:span></text:p>
              </table:table-cell>
              <table:table-cell>
                <text:p text:style-name="P7"><text:span text:style-name="T6">95.55</text:span></text:p>
              </table:table-cell>
              <table:table-cell>
                <text:p text:style-name="P7"><text:span text:style-name="T6">99.88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Accuracy in Percentage</text:span></text:p>
              </table:table-cell>
              <table:table-cell>
                <text:p text:style-name="P7"><text:span text:style-name="T6">81.97</text:span></text:p>
              </table:table-cell>
              <table:table-cell>
                <text:p text:style-name="P7"><text:span text:style-name="T6">95.16</text:span></text:p>
              </table:table-cell>
              <table:table-cell>
                <text:p text:style-name="P7"><text:span text:style-name="T6">95.65</text:span></text:p>
              </table:table-cell>
              <table:table-cell>
                <text:p text:style-name="P7"><text:span text:style-name="T6">95.58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Time in Minutes </text:span></text:p>
              </table:table-cell>
              <table:table-cell>
                <text:p text:style-name="P7"><text:span text:style-name="T6">12</text:span></text:p>
              </table:table-cell>
              <table:table-cell>
                <text:p text:style-name="P7"><text:span text:style-name="T6">3</text:span></text:p>
              </table:table-cell>
              <table:table-cell>
                <text:p text:style-name="P7"><text:span text:style-name="T6">22</text:span></text:p>
              </table:table-cell>
              <table:table-cell>
                <text:p text:style-name="P7"><text:span text:style-name="T6">2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Shape 636" draw:style-name="gr1" draw:layer="layout" svg:width="16.932cm" svg:height="9.524cm" svg:x="1.059cm" svg:y="1.905cm" draw:page-number="63" presentation:class="page"/>
          <draw:frame draw:name="Shape 63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646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valuation</text:span></text:p>
          </draw:text-box>
        </draw:frame>
        <draw:frame draw:name="Shape 647" presentation:style-name="pr4" draw:text-style-name="P6" draw:layer="layout" svg:width="23.667cm" svg:height="9.173cm" svg:x="0.866cm" svg:y="2.937cm" presentation:class="outline" presentation:user-transformed="true">
          <draw:text-box>
            <text:list text:style-name="L4">
              <text:list-item>
                <text:p text:style-name="P5"><text:span text:style-name="T3">E.coli 75a</text:span></text:p>
              </text:list-item>
            </text:list>
          </draw:text-box>
        </draw:frame>
        <draw:frame draw:name="Shape 648" draw:style-name="standard" draw:layer="layout" svg:width="21.089cm" svg:height="9.782cm" svg:x="2.519cm" svg:y="4.089cm">
          <table:table>
            <table:table-column table:style-name="co6"/>
            <table:table-column table:style-name="co7"/>
            <table:table-column table:style-name="co3"/>
            <table:table-column table:style-name="co8"/>
            <table:table-column table:style-name="co5"/>
            <table:table-row table:style-name="ro1" table:default-cell-style-name="ce1">
              <table:table-cell/>
              <table:table-cell>
                <text:p text:style-name="P7"><text:span text:style-name="T6">Coral</text:span></text:p>
              </table:table-cell>
              <table:table-cell>
                <text:p text:style-name="P7"><text:span text:style-name="T6">Pollux </text:span></text:p>
              </table:table-cell>
              <table:table-cell>
                <text:p text:style-name="P7"><text:span text:style-name="T6">HSHSREC </text:span></text:p>
              </table:table-cell>
              <table:table-cell>
                <text:p text:style-name="P7"><text:span text:style-name="T6">H-RACER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True Positive in Millions</text:span></text:p>
              </table:table-cell>
              <table:table-cell>
                <text:p text:style-name="P7"><text:span text:style-name="T6">26.4</text:span></text:p>
              </table:table-cell>
              <table:table-cell>
                <text:p text:style-name="P7"><text:span text:style-name="T6">80.0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76.3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False Positive in Millions</text:span></text:p>
              </table:table-cell>
              <table:table-cell>
                <text:p text:style-name="P7"><text:span text:style-name="T6">5.6</text:span></text:p>
              </table:table-cell>
              <table:table-cell>
                <text:p text:style-name="P7"><text:span text:style-name="T6">31.7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0.03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False Negative in Millions</text:span></text:p>
              </table:table-cell>
              <table:table-cell>
                <text:p text:style-name="P7"><text:span text:style-name="T6">73.7</text:span></text:p>
              </table:table-cell>
              <table:table-cell>
                <text:p text:style-name="P7"><text:span text:style-name="T6">20.2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23.8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True Negative in Millions</text:span></text:p>
              </table:table-cell>
              <table:table-cell>
                <text:p text:style-name="P7"><text:span text:style-name="T6">153.4</text:span></text:p>
              </table:table-cell>
              <table:table-cell>
                <text:p text:style-name="P7"><text:span text:style-name="T6">127.2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158.9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Sensitivity in Percentage</text:span></text:p>
              </table:table-cell>
              <table:table-cell>
                <text:p text:style-name="P7"><text:span text:style-name="T6">26.40</text:span></text:p>
              </table:table-cell>
              <table:table-cell>
                <text:p text:style-name="P7"><text:span text:style-name="T6"><text:s/></text:span><text:span text:style-name="T6">79.87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76.21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Specificity in Percentage</text:span></text:p>
              </table:table-cell>
              <table:table-cell>
                <text:p text:style-name="P7"><text:span text:style-name="T6">96.51</text:span></text:p>
              </table:table-cell>
              <table:table-cell>
                <text:p text:style-name="P7"><text:span text:style-name="T6">80.07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99.98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Accuracy in Percentage</text:span></text:p>
              </table:table-cell>
              <table:table-cell>
                <text:p text:style-name="P7"><text:span text:style-name="T6">69.40</text:span></text:p>
              </table:table-cell>
              <table:table-cell>
                <text:p text:style-name="P7"><text:span text:style-name="T6">79.99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90.79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Time in Minutes </text:span></text:p>
              </table:table-cell>
              <table:table-cell>
                <text:p text:style-name="P7"><text:span text:style-name="T6">9</text:span></text:p>
              </table:table-cell>
              <table:table-cell>
                <text:p text:style-name="P7"><text:span text:style-name="T6">16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1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Shape 643" draw:style-name="gr1" draw:layer="layout" svg:width="16.932cm" svg:height="9.524cm" svg:x="1.059cm" svg:y="1.905cm" draw:page-number="64" presentation:class="page"/>
          <draw:frame draw:name="Shape 64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653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-RACER - Evaluation</text:span></text:p>
          </draw:text-box>
        </draw:frame>
        <draw:frame draw:name="Shape 654" presentation:style-name="pr4" draw:text-style-name="P6" draw:layer="layout" svg:width="23.667cm" svg:height="9.173cm" svg:x="0.866cm" svg:y="2.937cm" presentation:class="outline" presentation:user-transformed="true">
          <draw:text-box>
            <text:list text:style-name="L4">
              <text:list-item>
                <text:p text:style-name="P5"><text:span text:style-name="T3">E.coli 75b</text:span></text:p>
              </text:list-item>
            </text:list>
          </draw:text-box>
        </draw:frame>
        <draw:frame draw:name="Shape 655" draw:style-name="standard" draw:layer="layout" svg:width="21.089cm" svg:height="9.782cm" svg:x="2.519cm" svg:y="4.089cm">
          <table:table>
            <table:table-column table:style-name="co6"/>
            <table:table-column table:style-name="co7"/>
            <table:table-column table:style-name="co3"/>
            <table:table-column table:style-name="co8"/>
            <table:table-column table:style-name="co5"/>
            <table:table-row table:style-name="ro1" table:default-cell-style-name="ce1">
              <table:table-cell/>
              <table:table-cell>
                <text:p text:style-name="P7"><text:span text:style-name="T6">Coral</text:span></text:p>
              </table:table-cell>
              <table:table-cell>
                <text:p text:style-name="P7"><text:span text:style-name="T6">Pollux </text:span></text:p>
              </table:table-cell>
              <table:table-cell>
                <text:p text:style-name="P7"><text:span text:style-name="T6">HSHSREC </text:span></text:p>
              </table:table-cell>
              <table:table-cell>
                <text:p text:style-name="P7"><text:span text:style-name="T6">H-RACER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True Positive in Millions</text:span></text:p>
              </table:table-cell>
              <table:table-cell>
                <text:p text:style-name="P7"><text:span text:style-name="T6">13.3</text:span></text:p>
              </table:table-cell>
              <table:table-cell>
                <text:p text:style-name="P7"><text:span text:style-name="T6">99.4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81.06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False Positive in Millions</text:span></text:p>
              </table:table-cell>
              <table:table-cell>
                <text:p text:style-name="P7"><text:span text:style-name="T6">3.7</text:span></text:p>
              </table:table-cell>
              <table:table-cell>
                <text:p text:style-name="P7"><text:span text:style-name="T6">37.8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0.04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False Negative in Millions</text:span></text:p>
              </table:table-cell>
              <table:table-cell>
                <text:p text:style-name="P7"><text:span text:style-name="T6">108.5</text:span></text:p>
              </table:table-cell>
              <table:table-cell>
                <text:p text:style-name="P7"><text:span text:style-name="T6">22.4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40.8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True Negative in Millions</text:span></text:p>
              </table:table-cell>
              <table:table-cell>
                <text:p text:style-name="P7"><text:span text:style-name="T6">200.0</text:span></text:p>
              </table:table-cell>
              <table:table-cell>
                <text:p text:style-name="P7"><text:span text:style-name="T6">166.0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203.7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Sensitivity in Percentage</text:span></text:p>
              </table:table-cell>
              <table:table-cell>
                <text:p text:style-name="P7"><text:span text:style-name="T6">10.93</text:span></text:p>
              </table:table-cell>
              <table:table-cell>
                <text:p text:style-name="P7"><text:span text:style-name="T6">81.58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66.54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Specificity in Percentage</text:span></text:p>
              </table:table-cell>
              <table:table-cell>
                <text:p text:style-name="P7"><text:span text:style-name="T6">98.19</text:span></text:p>
              </table:table-cell>
              <table:table-cell>
                <text:p text:style-name="P7"><text:span text:style-name="T6">81.46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99.98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Accuracy in Percentage</text:span></text:p>
              </table:table-cell>
              <table:table-cell>
                <text:p text:style-name="P7"><text:span text:style-name="T6">65.55</text:span></text:p>
              </table:table-cell>
              <table:table-cell>
                <text:p text:style-name="P7"><text:span text:style-name="T6">81.50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87.47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Time in Minutes </text:span></text:p>
              </table:table-cell>
              <table:table-cell>
                <text:p text:style-name="P7"><text:span text:style-name="T6">13</text:span></text:p>
              </table:table-cell>
              <table:table-cell>
                <text:p text:style-name="P7"><text:span text:style-name="T6">21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2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Shape 650" draw:style-name="gr1" draw:layer="layout" svg:width="16.932cm" svg:height="9.524cm" svg:x="1.059cm" svg:y="1.905cm" draw:page-number="65" presentation:class="page"/>
          <draw:frame draw:name="Shape 65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20_and_20_body" presentation:presentation-page-layout-name="AL2T1">
        <draw:frame draw:name="Shape 660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Conclusion</text:span></text:p>
          </draw:text-box>
        </draw:frame>
        <draw:frame draw:name="Shape 661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H-RACER acquires the major advantages of RACER in both aspects performance and time.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H-RACER added its elegant algorithm in detecting the errors types and properly applying their corrections.</text:span></text:p>
              </text:list-item>
            </text:list>
          </draw:text-box>
        </draw:frame>
        <presentation:notes draw:style-name="dp2">
          <draw:page-thumbnail draw:name="Shape 657" draw:style-name="gr1" draw:layer="layout" svg:width="16.932cm" svg:height="9.524cm" svg:x="1.059cm" svg:y="1.905cm" draw:page-number="66" presentation:class="page"/>
          <draw:frame draw:name="Shape 6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20_and_20_body" presentation:presentation-page-layout-name="AL2T1">
        <draw:frame draw:name="Shape 666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Conclusion</text:span></text:p>
          </draw:text-box>
        </draw:frame>
        <draw:frame draw:name="Shape 667" presentation:style-name="pr4" draw:text-style-name="P6" draw:layer="layout" svg:width="23.667cm" svg:height="9.173cm" svg:x="0.866cm" svg:y="3.51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H-RACER is the fastest with the highest accuracy algorithm among the algorithms that corrects all types of errors.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H-RACER algorithm is an open source program implemented in C/C++.</text:span></text:p>
              </text:list-item>
            </text:list>
          </draw:text-box>
        </draw:frame>
        <presentation:notes draw:style-name="dp2">
          <draw:page-thumbnail draw:name="Shape 663" draw:style-name="gr1" draw:layer="layout" svg:width="16.932cm" svg:height="9.524cm" svg:x="1.059cm" svg:y="1.905cm" draw:page-number="67" presentation:class="page"/>
          <draw:frame draw:name="Shape 6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Title_20_slide" presentation:presentation-page-layout-name="AL1T0">
        <draw:frame draw:name="Shape 672" presentation:style-name="pr1" draw:text-style-name="P2" draw:layer="layout" svg:width="19.823cm" svg:height="4.137cm" svg:x="2.602cm" svg:y="5.835cm" presentation:class="title" presentation:user-transformed="true">
          <draw:text-box>
            <text:p text:style-name="P1"><text:span text:style-name="T23">Thank you!</text:span></text:p>
          </draw:text-box>
        </draw:frame>
        <presentation:notes draw:style-name="dp2">
          <draw:page-thumbnail draw:name="Shape 669" draw:style-name="gr1" draw:layer="layout" svg:width="16.932cm" svg:height="9.524cm" svg:x="1.059cm" svg:y="1.905cm" draw:page-number="68" presentation:class="page"/>
          <draw:frame draw:name="Shape 67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Shape 12">
        <draw:custom-shape draw:name="Shape 13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Shape 15">
        <draw:custom-shape draw:name="Shape 16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Shape 18" presentation:style-name="Mpr1" draw:text-style-name="MP6" draw:layer="backgroundobjects" svg:width="19.823cm" svg:height="2.839cm" svg:x="2.789cm" svg:y="4.866cm" presentation:class="title" presentation:user-transformed="true">
        <draw:text-box>
          <text:p/>
        </draw:text-box>
      </draw:frame>
      <draw:frame draw:name="Shape 20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6" draw:style-name="Mgr6" draw:text-style-name="MP9" draw:layer="backgroundobjects" svg:width="25.399cm" svg:height="0.271cm" svg:x="0cm" svg:y="14.016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5" draw:text-style-name="MP10" draw:layer="backgroundobjects" svg:width="23.667cm" svg:height="1.964cm" svg:x="0.866cm" svg:y="1.236cm" presentation:class="title" presentation:user-transformed="true">
        <draw:text-box>
          <text:p/>
        </draw:text-box>
      </draw:frame>
      <draw:frame draw:name="Shape 28" presentation:style-name="Title_20_and_20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Shape 29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12"/>
    <meta:generator>LibreOfficeDev/5.1.0.3$Linux_X86_64 LibreOffice_project/</meta:generator>
  </office:meta>
</office:document-meta>
</file>